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ui-monospace, SFMono-Regular, M" svg:font-family="ui-monospace, SFMono-Regular, M" style:font-family-generic="system"/>
    <style:font-face style:name="system-ui, apple-system, 'Segoe" svg:font-family="system-ui, apple-system, 'Segoe" style:font-family-generic="system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end"/>
    </style:style>
    <style:style style:name="P2" style:parent-style-name="Título1" style:family="paragraph">
      <style:paragraph-properties fo:text-align="center" fo:margin-top="0in" fo:margin-bottom="0in"/>
    </style:style>
    <style:style style:name="P3" style:parent-style-name="Textbody" style:family="paragraph">
      <style:paragraph-properties fo:widows="0" fo:orphans="0" fo:text-align="center"/>
      <style:text-properties fo:color="#6B7280"/>
    </style:style>
    <style:style style:name="P4" style:parent-style-name="Textbody" style:family="paragraph">
      <style:paragraph-properties fo:margin-bottom="0in"/>
    </style:style>
    <style:style style:name="T5" style:parent-style-name="Fuentedepárrafopredeter." style:family="text">
      <style:text-properties fo:color="#6B7280" fo:background-color="#FFFFFF"/>
    </style:style>
    <style:style style:name="T6" style:parent-style-name="SourceText" style:family="text">
      <style:text-properties fo:color="#6B7280" fo:background-color="#FFFFFF"/>
    </style:style>
    <style:style style:name="T7" style:parent-style-name="Fuentedepárrafopredeter." style:family="text">
      <style:text-properties fo:color="#6B7280" fo:background-color="#FFFFFF"/>
    </style:style>
    <style:style style:name="S1" style:family="section">
      <style:section-properties fo:margin-left="0in" fo:margin-right="0in" style:writing-mode="lr-tb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top="0.0833in"/>
    </style:style>
    <style:style style:name="P13" style:parent-style-name="Textbody" style:family="paragraph">
      <style:paragraph-properties fo:margin-top="0.0833in"/>
    </style:style>
    <style:style style:name="P14" style:parent-style-name="PreformattedText" style:family="paragraph">
      <style:paragraph-properties fo:margin-top="0.0833in" fo:margin-bottom="0.0972in" fo:background-color="#111827"/>
    </style:style>
    <style:style style:name="T1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6" style:parent-style-name="PreformattedText" style:family="paragraph">
      <style:paragraph-properties fo:margin-top="0.0833in" fo:margin-bottom="0.0972in" fo:background-color="#111827"/>
    </style:style>
    <style:style style:name="T1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8" style:parent-style-name="PreformattedText" style:family="paragraph">
      <style:paragraph-properties fo:margin-top="0.0833in" fo:margin-bottom="0.0972in" fo:background-color="#111827"/>
    </style:style>
    <style:style style:name="T1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top="0.0833in"/>
    </style:style>
    <style:style style:name="P25" style:parent-style-name="Textbody" style:family="paragraph">
      <style:paragraph-properties fo:margin-top="0.0833in"/>
    </style:style>
    <style:style style:name="P26" style:parent-style-name="PreformattedText" style:family="paragraph">
      <style:paragraph-properties fo:margin-top="0.0833in" fo:margin-bottom="0.0972in" fo:background-color="#111827"/>
    </style:style>
    <style:style style:name="T2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8" style:parent-style-name="PreformattedText" style:family="paragraph">
      <style:paragraph-properties fo:margin-top="0.0833in" fo:margin-bottom="0.0972in" fo:background-color="#111827"/>
    </style:style>
    <style:style style:name="T29" style:parent-style-name="SourceText" style:family="text">
      <style:text-properties fo:color="#E5E7EB"/>
    </style:style>
    <style:style style:name="T30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1" style:parent-style-name="PreformattedText" style:family="paragraph">
      <style:paragraph-properties fo:margin-top="0.0833in" fo:margin-bottom="0.0972in" fo:background-color="#111827"/>
    </style:style>
    <style:style style:name="T32" style:parent-style-name="SourceText" style:family="text">
      <style:text-properties fo:color="#E5E7EB"/>
    </style:style>
    <style:style style:name="T3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4" style:parent-style-name="PreformattedText" style:family="paragraph">
      <style:paragraph-properties fo:margin-top="0.0833in" fo:margin-bottom="0.0972in" fo:background-color="#111827"/>
    </style:style>
    <style:style style:name="T3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top="0.0833in"/>
    </style:style>
    <style:style style:name="P41" style:parent-style-name="Textbody" style:family="paragraph">
      <style:paragraph-properties fo:margin-top="0.0833in"/>
    </style:style>
    <style:style style:name="P42" style:parent-style-name="PreformattedText" style:family="paragraph">
      <style:paragraph-properties fo:margin-top="0.0833in" fo:margin-bottom="0.0972in" fo:background-color="#111827"/>
    </style:style>
    <style:style style:name="T4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top="0.0833in"/>
    </style:style>
    <style:style style:name="P49" style:parent-style-name="Textbody" style:family="paragraph">
      <style:paragraph-properties fo:margin-top="0.0833in"/>
    </style:style>
    <style:style style:name="P50" style:parent-style-name="PreformattedText" style:family="paragraph">
      <style:paragraph-properties fo:margin-top="0.0833in" fo:margin-bottom="0.0972in" fo:background-color="#111827"/>
    </style:style>
    <style:style style:name="T5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52" style:parent-style-name="PreformattedText" style:family="paragraph">
      <style:paragraph-properties fo:margin-top="0.0833in" fo:margin-bottom="0.0972in" fo:background-color="#111827"/>
    </style:style>
    <style:style style:name="T53" style:parent-style-name="SourceText" style:family="text">
      <style:text-properties fo:color="#E5E7EB"/>
    </style:style>
    <style:style style:name="T54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55" style:parent-style-name="PreformattedText" style:family="paragraph">
      <style:paragraph-properties fo:margin-top="0.0833in" fo:margin-bottom="0.0972in" fo:background-color="#111827"/>
    </style:style>
    <style:style style:name="T56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top="0.0833in"/>
    </style:style>
    <style:style style:name="P62" style:parent-style-name="Textbody" style:family="paragraph">
      <style:paragraph-properties fo:margin-top="0.0833in"/>
    </style:style>
    <style:style style:name="P63" style:parent-style-name="PreformattedText" style:family="paragraph">
      <style:paragraph-properties fo:margin-top="0.0833in" fo:margin-bottom="0.0972in" fo:background-color="#111827"/>
    </style:style>
    <style:style style:name="T64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65" style:parent-style-name="PreformattedText" style:family="paragraph">
      <style:paragraph-properties fo:margin-top="0.0833in" fo:margin-bottom="0.0972in" fo:background-color="#111827"/>
    </style:style>
    <style:style style:name="T66" style:parent-style-name="SourceText" style:family="text">
      <style:text-properties fo:color="#E5E7EB"/>
    </style:style>
    <style:style style:name="T6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68" style:parent-style-name="PreformattedText" style:family="paragraph">
      <style:paragraph-properties fo:margin-top="0.0833in" fo:margin-bottom="0.0972in" fo:background-color="#111827"/>
    </style:style>
    <style:style style:name="T69" style:parent-style-name="SourceText" style:family="text">
      <style:text-properties fo:color="#E5E7EB"/>
    </style:style>
    <style:style style:name="T70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71" style:parent-style-name="PreformattedText" style:family="paragraph">
      <style:paragraph-properties fo:margin-top="0.0833in" fo:margin-bottom="0.0972in" fo:background-color="#111827"/>
    </style:style>
    <style:style style:name="T72" style:parent-style-name="SourceText" style:family="text">
      <style:text-properties fo:color="#E5E7EB"/>
    </style:style>
    <style:style style:name="T7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74" style:parent-style-name="PreformattedText" style:family="paragraph">
      <style:paragraph-properties fo:margin-top="0.0833in" fo:margin-bottom="0.0972in" fo:background-color="#111827"/>
    </style:style>
    <style:style style:name="T7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top="0.0833in"/>
    </style:style>
    <style:style style:name="P81" style:parent-style-name="Textbody" style:family="paragraph">
      <style:paragraph-properties fo:margin-top="0.0833in"/>
    </style:style>
    <style:style style:name="P82" style:parent-style-name="PreformattedText" style:family="paragraph">
      <style:paragraph-properties fo:margin-top="0.0833in" fo:margin-bottom="0.0972in" fo:background-color="#111827"/>
    </style:style>
    <style:style style:name="T8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top="0.0833in"/>
    </style:style>
    <style:style style:name="P89" style:parent-style-name="Textbody" style:family="paragraph">
      <style:paragraph-properties fo:margin-top="0.0833in"/>
    </style:style>
    <style:style style:name="P90" style:parent-style-name="PreformattedText" style:family="paragraph">
      <style:paragraph-properties fo:margin-top="0.0833in" fo:margin-bottom="0.0972in" fo:background-color="#111827"/>
    </style:style>
    <style:style style:name="T9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top="0.0833in"/>
    </style:style>
    <style:style style:name="P97" style:parent-style-name="Textbody" style:family="paragraph">
      <style:paragraph-properties fo:margin-top="0.0833in"/>
    </style:style>
    <style:style style:name="P98" style:parent-style-name="PreformattedText" style:family="paragraph">
      <style:paragraph-properties fo:margin-top="0.0833in" fo:margin-bottom="0.0972in" fo:background-color="#111827"/>
    </style:style>
    <style:style style:name="T9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00" style:parent-style-name="PreformattedText" style:family="paragraph">
      <style:paragraph-properties fo:margin-top="0.0833in" fo:margin-bottom="0.0972in" fo:background-color="#111827"/>
    </style:style>
    <style:style style:name="T10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02" style:parent-style-name="Textbody" style:family="paragraph">
      <style:paragraph-properties fo:margin-bottom="0in"/>
    </style:style>
    <style:style style:name="P10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>
      <style:paragraph-properties fo:margin-top="0.0833in"/>
    </style:style>
    <style:style style:name="P107" style:parent-style-name="Textbody" style:family="paragraph">
      <style:paragraph-properties fo:margin-top="0.0833in"/>
    </style:style>
    <style:style style:name="P108" style:parent-style-name="Textbody" style:family="paragraph">
      <style:paragraph-properties fo:margin-top="0.0833in"/>
    </style:style>
    <style:style style:name="P109" style:parent-style-name="Textbody" style:family="paragraph">
      <style:paragraph-properties fo:margin-top="0.0833in"/>
    </style:style>
    <style:style style:name="P110" style:parent-style-name="ListHeading" style:family="paragraph">
      <style:paragraph-properties fo:margin-top="0.0833in" fo:margin-bottom="0.0972in"/>
    </style:style>
    <style:style style:name="P111" style:parent-style-name="ListContents" style:family="paragraph">
      <style:paragraph-properties fo:margin-top="0.0833in" fo:margin-bottom="0.0972in" fo:margin-left="0in">
        <style:tab-stops/>
      </style:paragraph-properties>
    </style:style>
    <style:style style:name="P112" style:parent-style-name="PreformattedText" style:family="paragraph">
      <style:paragraph-properties fo:margin-top="0.0833in" fo:margin-bottom="0.0972in" fo:margin-left="0.3937in" fo:background-color="#111827">
        <style:tab-stops/>
      </style:paragraph-properties>
    </style:style>
    <style:style style:name="T11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14" style:parent-style-name="PreformattedText" style:family="paragraph">
      <style:paragraph-properties fo:margin-top="0.0833in" fo:margin-bottom="0.0972in" fo:margin-left="0.3937in" fo:background-color="#111827">
        <style:tab-stops/>
      </style:paragraph-properties>
    </style:style>
    <style:style style:name="T115" style:parent-style-name="SourceText" style:family="text">
      <style:text-properties fo:color="#E5E7EB"/>
    </style:style>
    <style:style style:name="T116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17" style:parent-style-name="PreformattedText" style:family="paragraph">
      <style:paragraph-properties fo:margin-top="0.0833in" fo:margin-bottom="0.0972in" fo:margin-left="0.3937in" fo:background-color="#111827">
        <style:tab-stops/>
      </style:paragraph-properties>
    </style:style>
    <style:style style:name="T118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top="0.0833in"/>
    </style:style>
    <style:style style:name="P124" style:parent-style-name="Textbody" style:family="paragraph">
      <style:paragraph-properties fo:margin-top="0.0833in"/>
    </style:style>
    <style:style style:name="P125" style:parent-style-name="PreformattedText" style:family="paragraph">
      <style:paragraph-properties fo:margin-top="0.0833in" fo:margin-bottom="0.0972in" fo:background-color="#111827"/>
    </style:style>
    <style:style style:name="T126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29" style:parent-style-name="Textbody" style:family="paragraph">
      <style:paragraph-properties fo:margin-bottom="0in"/>
    </style:style>
    <style:style style:name="P130" style:parent-style-name="Textbody" style:family="paragraph">
      <style:paragraph-properties fo:margin-bottom="0in"/>
    </style:style>
    <style:style style:name="P131" style:parent-style-name="Textbody" style:family="paragraph">
      <style:paragraph-properties fo:margin-top="0.0833in"/>
    </style:style>
    <style:style style:name="P132" style:parent-style-name="PreformattedText" style:family="paragraph">
      <style:paragraph-properties fo:margin-top="0.0833in" fo:margin-bottom="0.0972in" fo:background-color="#111827"/>
    </style:style>
    <style:style style:name="T133" style:parent-style-name="Fuentedepárrafopredeter." style:family="text">
      <style:text-properties fo:color="#E5E7EB"/>
    </style:style>
    <style:style style:name="T134" style:parent-style-name="SourceText" style:family="text">
      <style:text-properties fo:color="#E5E7EB"/>
    </style:style>
    <style:style style:name="T13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36" style:parent-style-name="PreformattedText" style:family="paragraph">
      <style:paragraph-properties fo:margin-top="0.0833in" fo:margin-bottom="0.0972in" fo:background-color="#111827"/>
    </style:style>
    <style:style style:name="T13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38" style:parent-style-name="Textbody" style:family="paragraph">
      <style:paragraph-properties fo:margin-bottom="0in"/>
    </style:style>
    <style:style style:name="P13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top="0.0833in"/>
    </style:style>
    <style:style style:name="P143" style:parent-style-name="Textbody" style:family="paragraph">
      <style:paragraph-properties fo:margin-top="0.0833in"/>
    </style:style>
    <style:style style:name="P144" style:parent-style-name="PreformattedText" style:family="paragraph">
      <style:paragraph-properties fo:margin-top="0.0833in" fo:margin-bottom="0.0972in" fo:background-color="#111827"/>
    </style:style>
    <style:style style:name="T14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46" style:parent-style-name="Textbody" style:family="paragraph">
      <style:paragraph-properties fo:margin-bottom="0in"/>
    </style:style>
    <style:style style:name="P14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48" style:parent-style-name="Textbody" style:family="paragraph">
      <style:paragraph-properties fo:margin-bottom="0in"/>
    </style:style>
    <style:style style:name="P149" style:parent-style-name="Textbody" style:family="paragraph">
      <style:paragraph-properties fo:margin-bottom="0in"/>
    </style:style>
    <style:style style:name="P150" style:parent-style-name="Textbody" style:family="paragraph">
      <style:paragraph-properties fo:margin-top="0.0833in"/>
    </style:style>
    <style:style style:name="P151" style:parent-style-name="Textbody" style:family="paragraph">
      <style:paragraph-properties fo:margin-top="0.0833in"/>
    </style:style>
    <style:style style:name="P152" style:parent-style-name="PreformattedText" style:family="paragraph">
      <style:paragraph-properties fo:margin-top="0.0833in" fo:margin-bottom="0.0972in" fo:background-color="#111827"/>
    </style:style>
    <style:style style:name="T15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54" style:parent-style-name="Textbody" style:family="paragraph">
      <style:paragraph-properties fo:margin-bottom="0in"/>
    </style:style>
    <style:style style:name="P15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56" style:parent-style-name="Textbody" style:family="paragraph">
      <style:paragraph-properties fo:margin-bottom="0in"/>
    </style:style>
    <style:style style:name="P157" style:parent-style-name="Textbody" style:family="paragraph">
      <style:paragraph-properties fo:margin-bottom="0in"/>
    </style:style>
    <style:style style:name="P158" style:parent-style-name="Textbody" style:family="paragraph">
      <style:paragraph-properties fo:margin-top="0.0833in"/>
    </style:style>
    <style:style style:name="P159" style:parent-style-name="Textbody" style:family="paragraph">
      <style:paragraph-properties fo:margin-top="0.0833in"/>
    </style:style>
    <style:style style:name="P160" style:parent-style-name="PreformattedText" style:family="paragraph">
      <style:paragraph-properties fo:margin-top="0.0833in" fo:margin-bottom="0.0972in" fo:background-color="#111827"/>
    </style:style>
    <style:style style:name="T16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62" style:parent-style-name="Textbody" style:family="paragraph">
      <style:paragraph-properties fo:margin-bottom="0in"/>
    </style:style>
    <style:style style:name="P16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64" style:parent-style-name="Textbody" style:family="paragraph">
      <style:paragraph-properties fo:margin-bottom="0in"/>
    </style:style>
    <style:style style:name="P165" style:parent-style-name="Textbody" style:family="paragraph">
      <style:paragraph-properties fo:margin-bottom="0in"/>
    </style:style>
    <style:style style:name="P166" style:parent-style-name="Textbody" style:family="paragraph">
      <style:paragraph-properties fo:margin-top="0.0833in"/>
    </style:style>
    <style:style style:name="P167" style:parent-style-name="Textbody" style:family="paragraph">
      <style:paragraph-properties fo:margin-top="0.0833in"/>
    </style:style>
    <style:style style:name="P168" style:parent-style-name="PreformattedText" style:family="paragraph">
      <style:paragraph-properties fo:margin-top="0.0833in" fo:margin-bottom="0.0972in" fo:background-color="#111827"/>
    </style:style>
    <style:style style:name="T16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70" style:parent-style-name="PreformattedText" style:family="paragraph">
      <style:paragraph-properties fo:margin-top="0.0833in" fo:margin-bottom="0.0972in" fo:background-color="#111827"/>
    </style:style>
    <style:style style:name="T17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72" style:parent-style-name="Textbody" style:family="paragraph">
      <style:paragraph-properties fo:margin-bottom="0in"/>
    </style:style>
    <style:style style:name="P17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74" style:parent-style-name="Textbody" style:family="paragraph">
      <style:paragraph-properties fo:margin-bottom="0in"/>
    </style:style>
    <style:style style:name="P175" style:parent-style-name="Textbody" style:family="paragraph">
      <style:paragraph-properties fo:margin-bottom="0in"/>
    </style:style>
    <style:style style:name="P176" style:parent-style-name="Textbody" style:family="paragraph">
      <style:paragraph-properties fo:margin-top="0.0833in"/>
    </style:style>
    <style:style style:name="P177" style:parent-style-name="Textbody" style:family="paragraph">
      <style:paragraph-properties fo:margin-top="0.0833in"/>
    </style:style>
    <style:style style:name="P178" style:parent-style-name="PreformattedText" style:family="paragraph">
      <style:paragraph-properties fo:margin-top="0.0833in" fo:margin-bottom="0.0972in" fo:background-color="#111827"/>
    </style:style>
    <style:style style:name="T17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80" style:parent-style-name="Textbody" style:family="paragraph">
      <style:paragraph-properties fo:margin-bottom="0in"/>
    </style:style>
    <style:style style:name="P18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82" style:parent-style-name="Textbody" style:family="paragraph">
      <style:paragraph-properties fo:margin-bottom="0in"/>
    </style:style>
    <style:style style:name="P183" style:parent-style-name="Textbody" style:family="paragraph">
      <style:paragraph-properties fo:margin-bottom="0in"/>
    </style:style>
    <style:style style:name="P184" style:parent-style-name="Textbody" style:family="paragraph">
      <style:paragraph-properties fo:margin-top="0.0833in"/>
    </style:style>
    <style:style style:name="P185" style:parent-style-name="Textbody" style:family="paragraph">
      <style:paragraph-properties fo:margin-top="0.0833in"/>
    </style:style>
    <style:style style:name="P186" style:parent-style-name="PreformattedText" style:family="paragraph">
      <style:paragraph-properties fo:margin-top="0.0833in" fo:margin-bottom="0.0972in" fo:background-color="#111827"/>
    </style:style>
    <style:style style:name="T18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88" style:parent-style-name="Textbody" style:family="paragraph">
      <style:paragraph-properties fo:margin-bottom="0in"/>
    </style:style>
    <style:style style:name="P18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90" style:parent-style-name="Textbody" style:family="paragraph">
      <style:paragraph-properties fo:margin-bottom="0in"/>
    </style:style>
    <style:style style:name="P191" style:parent-style-name="Textbody" style:family="paragraph">
      <style:paragraph-properties fo:margin-bottom="0in"/>
    </style:style>
    <style:style style:name="P192" style:parent-style-name="Textbody" style:family="paragraph">
      <style:paragraph-properties fo:margin-top="0.0833in"/>
    </style:style>
    <style:style style:name="P193" style:parent-style-name="Textbody" style:family="paragraph">
      <style:paragraph-properties fo:margin-top="0.0833in"/>
    </style:style>
    <style:style style:name="P194" style:parent-style-name="PreformattedText" style:family="paragraph">
      <style:paragraph-properties fo:margin-top="0.0833in" fo:margin-bottom="0.0972in" fo:background-color="#111827"/>
    </style:style>
    <style:style style:name="T19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196" style:parent-style-name="Textbody" style:family="paragraph">
      <style:paragraph-properties fo:margin-bottom="0in"/>
    </style:style>
    <style:style style:name="P19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198" style:parent-style-name="Textbody" style:family="paragraph">
      <style:paragraph-properties fo:margin-bottom="0in"/>
    </style:style>
    <style:style style:name="P199" style:parent-style-name="Textbody" style:family="paragraph">
      <style:paragraph-properties fo:margin-bottom="0in"/>
    </style:style>
    <style:style style:name="P200" style:parent-style-name="Textbody" style:family="paragraph">
      <style:paragraph-properties fo:margin-top="0.0833in"/>
    </style:style>
    <style:style style:name="P201" style:parent-style-name="Textbody" style:family="paragraph">
      <style:paragraph-properties fo:margin-top="0.0833in"/>
    </style:style>
    <style:style style:name="P202" style:parent-style-name="PreformattedText" style:family="paragraph">
      <style:paragraph-properties fo:margin-top="0.0833in" fo:margin-bottom="0.0972in" fo:background-color="#111827"/>
    </style:style>
    <style:style style:name="T20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04" style:parent-style-name="Textbody" style:family="paragraph">
      <style:paragraph-properties fo:margin-bottom="0in"/>
    </style:style>
    <style:style style:name="P20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06" style:parent-style-name="Textbody" style:family="paragraph">
      <style:paragraph-properties fo:margin-bottom="0in"/>
    </style:style>
    <style:style style:name="P207" style:parent-style-name="Textbody" style:family="paragraph">
      <style:paragraph-properties fo:margin-bottom="0in"/>
    </style:style>
    <style:style style:name="P208" style:parent-style-name="Textbody" style:family="paragraph">
      <style:paragraph-properties fo:margin-top="0.0833in"/>
    </style:style>
    <style:style style:name="P209" style:parent-style-name="Textbody" style:family="paragraph">
      <style:paragraph-properties fo:margin-top="0.0833in"/>
    </style:style>
    <style:style style:name="P210" style:parent-style-name="Textbody" style:family="paragraph">
      <style:paragraph-properties fo:margin-bottom="0in"/>
    </style:style>
    <style:style style:name="P21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12" style:parent-style-name="Textbody" style:family="paragraph">
      <style:paragraph-properties fo:margin-bottom="0in"/>
    </style:style>
    <style:style style:name="P213" style:parent-style-name="Textbody" style:family="paragraph">
      <style:paragraph-properties fo:margin-bottom="0in"/>
    </style:style>
    <style:style style:name="P214" style:parent-style-name="Textbody" style:family="paragraph">
      <style:paragraph-properties fo:margin-top="0.0833in"/>
    </style:style>
    <style:style style:name="P215" style:parent-style-name="Textbody" style:family="paragraph">
      <style:paragraph-properties fo:margin-top="0.0833in"/>
    </style:style>
    <style:style style:name="P216" style:parent-style-name="PreformattedText" style:family="paragraph">
      <style:paragraph-properties fo:margin-top="0.0833in" fo:margin-bottom="0.0972in" fo:background-color="#111827"/>
    </style:style>
    <style:style style:name="T21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18" style:parent-style-name="Textbody" style:family="paragraph">
      <style:paragraph-properties fo:margin-bottom="0in"/>
    </style:style>
    <style:style style:name="P21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20" style:parent-style-name="Textbody" style:family="paragraph">
      <style:paragraph-properties fo:margin-bottom="0in"/>
    </style:style>
    <style:style style:name="P221" style:parent-style-name="Textbody" style:family="paragraph">
      <style:paragraph-properties fo:margin-bottom="0in"/>
    </style:style>
    <style:style style:name="P222" style:parent-style-name="Textbody" style:family="paragraph">
      <style:paragraph-properties fo:margin-top="0.0833in"/>
    </style:style>
    <style:style style:name="P223" style:parent-style-name="Textbody" style:family="paragraph">
      <style:paragraph-properties fo:margin-top="0.0833in"/>
    </style:style>
    <style:style style:name="P224" style:parent-style-name="PreformattedText" style:family="paragraph">
      <style:paragraph-properties fo:margin-top="0.0833in" fo:margin-bottom="0.0972in" fo:background-color="#111827"/>
    </style:style>
    <style:style style:name="T22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26" style:parent-style-name="Textbody" style:family="paragraph">
      <style:paragraph-properties fo:margin-bottom="0in"/>
    </style:style>
    <style:style style:name="P22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28" style:parent-style-name="Textbody" style:family="paragraph">
      <style:paragraph-properties fo:margin-bottom="0in"/>
    </style:style>
    <style:style style:name="P229" style:parent-style-name="Textbody" style:family="paragraph">
      <style:paragraph-properties fo:margin-bottom="0in"/>
    </style:style>
    <style:style style:name="P230" style:parent-style-name="Textbody" style:family="paragraph">
      <style:paragraph-properties fo:margin-top="0.0833in"/>
    </style:style>
    <style:style style:name="P231" style:parent-style-name="Textbody" style:family="paragraph">
      <style:paragraph-properties fo:margin-top="0.0833in"/>
    </style:style>
    <style:style style:name="P232" style:parent-style-name="PreformattedText" style:family="paragraph">
      <style:paragraph-properties fo:margin-top="0.0833in" fo:margin-bottom="0.0972in" fo:background-color="#111827"/>
    </style:style>
    <style:style style:name="T23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34" style:parent-style-name="Textbody" style:family="paragraph">
      <style:paragraph-properties fo:margin-bottom="0in"/>
    </style:style>
    <style:style style:name="P23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36" style:parent-style-name="Textbody" style:family="paragraph">
      <style:paragraph-properties fo:margin-bottom="0in"/>
    </style:style>
    <style:style style:name="P237" style:parent-style-name="Textbody" style:family="paragraph">
      <style:paragraph-properties fo:margin-bottom="0in"/>
    </style:style>
    <style:style style:name="P238" style:parent-style-name="Textbody" style:family="paragraph">
      <style:paragraph-properties fo:margin-top="0.0833in"/>
    </style:style>
    <style:style style:name="P239" style:parent-style-name="Textbody" style:family="paragraph">
      <style:paragraph-properties fo:margin-top="0.0833in"/>
    </style:style>
    <style:style style:name="P240" style:parent-style-name="PreformattedText" style:family="paragraph">
      <style:paragraph-properties fo:margin-top="0.0833in" fo:margin-bottom="0.0972in" fo:background-color="#111827"/>
    </style:style>
    <style:style style:name="T24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42" style:parent-style-name="Textbody" style:family="paragraph">
      <style:paragraph-properties fo:margin-bottom="0in"/>
    </style:style>
    <style:style style:name="P24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44" style:parent-style-name="Textbody" style:family="paragraph">
      <style:paragraph-properties fo:margin-bottom="0in"/>
    </style:style>
    <style:style style:name="P245" style:parent-style-name="Textbody" style:family="paragraph">
      <style:paragraph-properties fo:margin-bottom="0in"/>
    </style:style>
    <style:style style:name="P246" style:parent-style-name="Textbody" style:family="paragraph">
      <style:paragraph-properties fo:margin-top="0.0833in"/>
    </style:style>
    <style:style style:name="P247" style:parent-style-name="Textbody" style:family="paragraph">
      <style:paragraph-properties fo:margin-top="0.0833in"/>
    </style:style>
    <style:style style:name="P248" style:parent-style-name="PreformattedText" style:family="paragraph">
      <style:paragraph-properties fo:margin-top="0.0833in" fo:margin-bottom="0.0972in" fo:background-color="#111827"/>
    </style:style>
    <style:style style:name="T24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50" style:parent-style-name="Textbody" style:family="paragraph">
      <style:paragraph-properties fo:margin-bottom="0in"/>
    </style:style>
    <style:style style:name="P25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52" style:parent-style-name="Textbody" style:family="paragraph">
      <style:paragraph-properties fo:margin-bottom="0in"/>
    </style:style>
    <style:style style:name="P253" style:parent-style-name="Textbody" style:family="paragraph">
      <style:paragraph-properties fo:margin-bottom="0in"/>
    </style:style>
    <style:style style:name="P254" style:parent-style-name="Textbody" style:family="paragraph">
      <style:paragraph-properties fo:margin-top="0.0833in"/>
    </style:style>
    <style:style style:name="P255" style:parent-style-name="Textbody" style:family="paragraph">
      <style:paragraph-properties fo:margin-top="0.0833in"/>
    </style:style>
    <style:style style:name="P256" style:parent-style-name="PreformattedText" style:family="paragraph">
      <style:paragraph-properties fo:margin-top="0.0833in" fo:margin-bottom="0.0972in" fo:background-color="#111827"/>
    </style:style>
    <style:style style:name="T25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58" style:parent-style-name="Textbody" style:family="paragraph">
      <style:paragraph-properties fo:margin-bottom="0in"/>
    </style:style>
    <style:style style:name="P25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60" style:parent-style-name="Textbody" style:family="paragraph">
      <style:paragraph-properties fo:margin-bottom="0in"/>
    </style:style>
    <style:style style:name="P261" style:parent-style-name="Textbody" style:family="paragraph">
      <style:paragraph-properties fo:margin-bottom="0in"/>
    </style:style>
    <style:style style:name="P262" style:parent-style-name="Textbody" style:family="paragraph">
      <style:paragraph-properties fo:margin-top="0.0833in"/>
    </style:style>
    <style:style style:name="P263" style:parent-style-name="Textbody" style:family="paragraph">
      <style:paragraph-properties fo:margin-top="0.0833in"/>
    </style:style>
    <style:style style:name="P264" style:parent-style-name="PreformattedText" style:family="paragraph">
      <style:paragraph-properties fo:margin-top="0.0833in" fo:margin-bottom="0.0972in" fo:background-color="#111827"/>
    </style:style>
    <style:style style:name="T26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66" style:parent-style-name="Textbody" style:family="paragraph">
      <style:paragraph-properties fo:margin-bottom="0in"/>
    </style:style>
    <style:style style:name="P26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68" style:parent-style-name="Textbody" style:family="paragraph">
      <style:paragraph-properties fo:margin-bottom="0in"/>
    </style:style>
    <style:style style:name="P269" style:parent-style-name="Textbody" style:family="paragraph">
      <style:paragraph-properties fo:margin-bottom="0in"/>
    </style:style>
    <style:style style:name="P270" style:parent-style-name="Textbody" style:family="paragraph">
      <style:paragraph-properties fo:margin-top="0.0833in"/>
    </style:style>
    <style:style style:name="P271" style:parent-style-name="Textbody" style:family="paragraph">
      <style:paragraph-properties fo:margin-top="0.0833in"/>
    </style:style>
    <style:style style:name="P272" style:parent-style-name="PreformattedText" style:family="paragraph">
      <style:paragraph-properties fo:margin-top="0.0833in" fo:margin-bottom="0.0972in" fo:background-color="#111827"/>
    </style:style>
    <style:style style:name="T27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74" style:parent-style-name="Textbody" style:family="paragraph">
      <style:paragraph-properties fo:margin-bottom="0in"/>
    </style:style>
    <style:style style:name="P27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76" style:parent-style-name="Textbody" style:family="paragraph">
      <style:paragraph-properties fo:margin-bottom="0in"/>
    </style:style>
    <style:style style:name="P277" style:parent-style-name="Textbody" style:family="paragraph">
      <style:paragraph-properties fo:margin-bottom="0in"/>
    </style:style>
    <style:style style:name="P278" style:parent-style-name="Textbody" style:family="paragraph">
      <style:paragraph-properties fo:margin-top="0.0833in"/>
    </style:style>
    <style:style style:name="P279" style:parent-style-name="Textbody" style:family="paragraph">
      <style:paragraph-properties fo:margin-top="0.0833in"/>
    </style:style>
    <style:style style:name="P280" style:parent-style-name="PreformattedText" style:family="paragraph">
      <style:paragraph-properties fo:margin-top="0.0833in" fo:margin-bottom="0.0972in" fo:background-color="#111827"/>
    </style:style>
    <style:style style:name="T28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82" style:parent-style-name="Textbody" style:family="paragraph">
      <style:paragraph-properties fo:margin-bottom="0in"/>
    </style:style>
    <style:style style:name="P28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84" style:parent-style-name="Textbody" style:family="paragraph">
      <style:paragraph-properties fo:margin-bottom="0in"/>
    </style:style>
    <style:style style:name="P285" style:parent-style-name="Textbody" style:family="paragraph">
      <style:paragraph-properties fo:margin-bottom="0in"/>
    </style:style>
    <style:style style:name="P286" style:parent-style-name="Textbody" style:family="paragraph">
      <style:paragraph-properties fo:margin-top="0.0833in"/>
    </style:style>
    <style:style style:name="P287" style:parent-style-name="Textbody" style:family="paragraph">
      <style:paragraph-properties fo:margin-top="0.0833in"/>
    </style:style>
    <style:style style:name="P288" style:parent-style-name="PreformattedText" style:family="paragraph">
      <style:paragraph-properties fo:margin-top="0.0833in" fo:margin-bottom="0.0972in" fo:background-color="#111827"/>
    </style:style>
    <style:style style:name="T28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90" style:parent-style-name="Textbody" style:family="paragraph">
      <style:paragraph-properties fo:margin-bottom="0in"/>
    </style:style>
    <style:style style:name="P29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292" style:parent-style-name="Textbody" style:family="paragraph">
      <style:paragraph-properties fo:margin-bottom="0in"/>
    </style:style>
    <style:style style:name="P293" style:parent-style-name="Textbody" style:family="paragraph">
      <style:paragraph-properties fo:margin-bottom="0in"/>
    </style:style>
    <style:style style:name="P294" style:parent-style-name="Textbody" style:family="paragraph">
      <style:paragraph-properties fo:margin-top="0.0833in"/>
    </style:style>
    <style:style style:name="P295" style:parent-style-name="Textbody" style:family="paragraph">
      <style:paragraph-properties fo:margin-top="0.0833in"/>
    </style:style>
    <style:style style:name="P296" style:parent-style-name="PreformattedText" style:family="paragraph">
      <style:paragraph-properties fo:margin-top="0.0833in" fo:margin-bottom="0.0972in" fo:background-color="#111827"/>
    </style:style>
    <style:style style:name="T29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298" style:parent-style-name="Textbody" style:family="paragraph">
      <style:paragraph-properties fo:margin-bottom="0in"/>
    </style:style>
    <style:style style:name="P29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00" style:parent-style-name="Textbody" style:family="paragraph">
      <style:paragraph-properties fo:margin-bottom="0in"/>
    </style:style>
    <style:style style:name="P301" style:parent-style-name="Textbody" style:family="paragraph">
      <style:paragraph-properties fo:margin-bottom="0in"/>
    </style:style>
    <style:style style:name="P302" style:parent-style-name="Textbody" style:family="paragraph">
      <style:paragraph-properties fo:margin-top="0.0833in"/>
    </style:style>
    <style:style style:name="P303" style:parent-style-name="Textbody" style:family="paragraph">
      <style:paragraph-properties fo:margin-top="0.0833in"/>
    </style:style>
    <style:style style:name="P304" style:parent-style-name="PreformattedText" style:family="paragraph">
      <style:paragraph-properties fo:margin-top="0.0833in" fo:margin-bottom="0.0972in" fo:background-color="#111827"/>
    </style:style>
    <style:style style:name="T30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06" style:parent-style-name="Textbody" style:family="paragraph">
      <style:paragraph-properties fo:margin-bottom="0in"/>
    </style:style>
    <style:style style:name="P30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08" style:parent-style-name="Textbody" style:family="paragraph">
      <style:paragraph-properties fo:margin-bottom="0in"/>
    </style:style>
    <style:style style:name="P309" style:parent-style-name="Textbody" style:family="paragraph">
      <style:paragraph-properties fo:margin-bottom="0in"/>
    </style:style>
    <style:style style:name="P310" style:parent-style-name="Textbody" style:family="paragraph">
      <style:paragraph-properties fo:margin-top="0.0833in"/>
    </style:style>
    <style:style style:name="P311" style:parent-style-name="Textbody" style:family="paragraph">
      <style:paragraph-properties fo:margin-top="0.0833in"/>
    </style:style>
    <style:style style:name="P312" style:parent-style-name="PreformattedText" style:family="paragraph">
      <style:paragraph-properties fo:margin-top="0.0833in" fo:margin-bottom="0.0972in" fo:background-color="#111827"/>
    </style:style>
    <style:style style:name="T31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14" style:parent-style-name="Textbody" style:family="paragraph">
      <style:paragraph-properties fo:margin-bottom="0in"/>
    </style:style>
    <style:style style:name="P31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16" style:parent-style-name="Textbody" style:family="paragraph">
      <style:paragraph-properties fo:margin-bottom="0in"/>
    </style:style>
    <style:style style:name="P317" style:parent-style-name="Textbody" style:family="paragraph">
      <style:paragraph-properties fo:margin-bottom="0in"/>
    </style:style>
    <style:style style:name="P318" style:parent-style-name="Textbody" style:family="paragraph">
      <style:paragraph-properties fo:margin-top="0.0833in"/>
    </style:style>
    <style:style style:name="P319" style:parent-style-name="Textbody" style:family="paragraph">
      <style:paragraph-properties fo:margin-top="0.0833in"/>
    </style:style>
    <style:style style:name="P320" style:parent-style-name="PreformattedText" style:family="paragraph">
      <style:paragraph-properties fo:margin-top="0.0833in" fo:margin-bottom="0.0972in" fo:background-color="#111827"/>
    </style:style>
    <style:style style:name="T32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22" style:parent-style-name="Textbody" style:family="paragraph">
      <style:paragraph-properties fo:margin-bottom="0in"/>
    </style:style>
    <style:style style:name="P32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24" style:parent-style-name="Textbody" style:family="paragraph">
      <style:paragraph-properties fo:margin-bottom="0in"/>
    </style:style>
    <style:style style:name="P325" style:parent-style-name="Textbody" style:family="paragraph">
      <style:paragraph-properties fo:margin-bottom="0in"/>
    </style:style>
    <style:style style:name="P326" style:parent-style-name="Textbody" style:family="paragraph">
      <style:paragraph-properties fo:margin-top="0.0833in"/>
    </style:style>
    <style:style style:name="P327" style:parent-style-name="Textbody" style:family="paragraph">
      <style:paragraph-properties fo:margin-top="0.0833in"/>
    </style:style>
    <style:style style:name="P328" style:parent-style-name="PreformattedText" style:family="paragraph">
      <style:paragraph-properties fo:margin-top="0.0833in" fo:margin-bottom="0.0972in" fo:background-color="#111827"/>
    </style:style>
    <style:style style:name="T32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30" style:parent-style-name="Textbody" style:family="paragraph">
      <style:paragraph-properties fo:margin-bottom="0in"/>
    </style:style>
    <style:style style:name="P33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32" style:parent-style-name="Textbody" style:family="paragraph">
      <style:paragraph-properties fo:margin-bottom="0in"/>
    </style:style>
    <style:style style:name="P333" style:parent-style-name="Textbody" style:family="paragraph">
      <style:paragraph-properties fo:margin-bottom="0in"/>
    </style:style>
    <style:style style:name="P334" style:parent-style-name="Textbody" style:family="paragraph">
      <style:paragraph-properties fo:margin-top="0.0833in"/>
    </style:style>
    <style:style style:name="P335" style:parent-style-name="Textbody" style:family="paragraph">
      <style:paragraph-properties fo:margin-top="0.0833in"/>
    </style:style>
    <style:style style:name="P336" style:parent-style-name="PreformattedText" style:family="paragraph">
      <style:paragraph-properties fo:margin-top="0.0833in" fo:margin-bottom="0.0972in" fo:background-color="#111827"/>
    </style:style>
    <style:style style:name="T33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38" style:parent-style-name="PreformattedText" style:family="paragraph">
      <style:paragraph-properties fo:margin-top="0.0833in" fo:margin-bottom="0.0972in" fo:background-color="#111827"/>
    </style:style>
    <style:style style:name="T339" style:parent-style-name="SourceText" style:family="text">
      <style:text-properties fo:color="#E5E7EB"/>
    </style:style>
    <style:style style:name="T340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41" style:parent-style-name="PreformattedText" style:family="paragraph">
      <style:paragraph-properties fo:margin-top="0.0833in" fo:margin-bottom="0.0972in" fo:background-color="#111827"/>
    </style:style>
    <style:style style:name="T342" style:parent-style-name="SourceText" style:family="text">
      <style:text-properties fo:color="#E5E7EB"/>
    </style:style>
    <style:style style:name="T34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44" style:parent-style-name="PreformattedText" style:family="paragraph">
      <style:paragraph-properties fo:margin-top="0.0833in" fo:margin-bottom="0.0972in" fo:background-color="#111827"/>
    </style:style>
    <style:style style:name="T345" style:parent-style-name="SourceText" style:family="text">
      <style:text-properties fo:color="#E5E7EB"/>
    </style:style>
    <style:style style:name="T346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47" style:parent-style-name="Textbody" style:family="paragraph">
      <style:paragraph-properties fo:margin-bottom="0in"/>
    </style:style>
    <style:style style:name="P348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49" style:parent-style-name="Textbody" style:family="paragraph">
      <style:paragraph-properties fo:margin-bottom="0in"/>
    </style:style>
    <style:style style:name="P350" style:parent-style-name="Textbody" style:family="paragraph">
      <style:paragraph-properties fo:margin-bottom="0in"/>
    </style:style>
    <style:style style:name="P351" style:parent-style-name="Textbody" style:family="paragraph">
      <style:paragraph-properties fo:margin-top="0.0833in"/>
    </style:style>
    <style:style style:name="P352" style:parent-style-name="Textbody" style:family="paragraph">
      <style:paragraph-properties fo:margin-top="0.0833in"/>
    </style:style>
    <style:style style:name="P353" style:parent-style-name="PreformattedText" style:family="paragraph">
      <style:paragraph-properties fo:margin-top="0.0833in" fo:margin-bottom="0.0972in" fo:background-color="#111827"/>
    </style:style>
    <style:style style:name="T354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55" style:parent-style-name="Textbody" style:family="paragraph">
      <style:paragraph-properties fo:margin-bottom="0in"/>
    </style:style>
    <style:style style:name="P356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57" style:parent-style-name="Textbody" style:family="paragraph">
      <style:paragraph-properties fo:margin-bottom="0in"/>
    </style:style>
    <style:style style:name="P358" style:parent-style-name="Textbody" style:family="paragraph">
      <style:paragraph-properties fo:margin-bottom="0in"/>
    </style:style>
    <style:style style:name="P359" style:parent-style-name="Textbody" style:family="paragraph">
      <style:paragraph-properties fo:margin-top="0.0833in"/>
    </style:style>
    <style:style style:name="P360" style:parent-style-name="Textbody" style:family="paragraph">
      <style:paragraph-properties fo:margin-top="0.0833in"/>
    </style:style>
    <style:style style:name="P361" style:parent-style-name="PreformattedText" style:family="paragraph">
      <style:paragraph-properties fo:margin-top="0.0833in" fo:margin-bottom="0.0972in" fo:background-color="#111827"/>
    </style:style>
    <style:style style:name="T362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63" style:parent-style-name="Textbody" style:family="paragraph">
      <style:paragraph-properties fo:margin-bottom="0in"/>
    </style:style>
    <style:style style:name="P364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65" style:parent-style-name="Textbody" style:family="paragraph">
      <style:paragraph-properties fo:margin-bottom="0in"/>
    </style:style>
    <style:style style:name="P366" style:parent-style-name="Textbody" style:family="paragraph">
      <style:paragraph-properties fo:margin-bottom="0in"/>
    </style:style>
    <style:style style:name="P367" style:parent-style-name="Textbody" style:family="paragraph">
      <style:paragraph-properties fo:margin-top="0.0833in"/>
    </style:style>
    <style:style style:name="P368" style:parent-style-name="Textbody" style:family="paragraph">
      <style:paragraph-properties fo:margin-top="0.0833in"/>
    </style:style>
    <style:style style:name="P369" style:parent-style-name="PreformattedText" style:family="paragraph">
      <style:paragraph-properties fo:margin-top="0.0833in" fo:margin-bottom="0.0972in" fo:background-color="#111827"/>
    </style:style>
    <style:style style:name="T370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71" style:parent-style-name="Textbody" style:family="paragraph">
      <style:paragraph-properties fo:margin-bottom="0in"/>
    </style:style>
    <style:style style:name="P372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73" style:parent-style-name="Textbody" style:family="paragraph">
      <style:paragraph-properties fo:margin-bottom="0in"/>
    </style:style>
    <style:style style:name="P374" style:parent-style-name="Textbody" style:family="paragraph">
      <style:paragraph-properties fo:margin-bottom="0in"/>
    </style:style>
    <style:style style:name="P375" style:parent-style-name="Textbody" style:family="paragraph">
      <style:paragraph-properties fo:margin-top="0.0833in"/>
    </style:style>
    <style:style style:name="P376" style:parent-style-name="Textbody" style:family="paragraph">
      <style:paragraph-properties fo:margin-top="0.0833in"/>
    </style:style>
    <style:style style:name="P377" style:parent-style-name="PreformattedText" style:family="paragraph">
      <style:paragraph-properties fo:margin-top="0.0833in" fo:margin-bottom="0.0972in" fo:background-color="#111827"/>
    </style:style>
    <style:style style:name="T378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79" style:parent-style-name="PreformattedText" style:family="paragraph">
      <style:paragraph-properties fo:margin-top="0.0833in" fo:margin-bottom="0.0972in" fo:background-color="#111827"/>
    </style:style>
    <style:style style:name="T380" style:parent-style-name="SourceText" style:family="text">
      <style:text-properties fo:color="#E5E7EB"/>
    </style:style>
    <style:style style:name="T38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82" style:parent-style-name="PreformattedText" style:family="paragraph">
      <style:paragraph-properties fo:margin-top="0.0833in" fo:margin-bottom="0.0972in" fo:background-color="#111827"/>
    </style:style>
    <style:style style:name="T38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84" style:parent-style-name="Textbody" style:family="paragraph">
      <style:paragraph-properties fo:margin-bottom="0in"/>
    </style:style>
    <style:style style:name="P38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86" style:parent-style-name="Textbody" style:family="paragraph">
      <style:paragraph-properties fo:margin-bottom="0in"/>
    </style:style>
    <style:style style:name="P387" style:parent-style-name="Textbody" style:family="paragraph">
      <style:paragraph-properties fo:margin-bottom="0in"/>
    </style:style>
    <style:style style:name="P388" style:parent-style-name="Textbody" style:family="paragraph">
      <style:paragraph-properties fo:margin-top="0.0833in"/>
    </style:style>
    <style:style style:name="P389" style:parent-style-name="Textbody" style:family="paragraph">
      <style:paragraph-properties fo:margin-top="0.0833in"/>
    </style:style>
    <style:style style:name="P390" style:parent-style-name="PreformattedText" style:family="paragraph">
      <style:paragraph-properties fo:margin-top="0.0833in" fo:margin-bottom="0.0972in" fo:background-color="#111827"/>
    </style:style>
    <style:style style:name="T39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392" style:parent-style-name="Textbody" style:family="paragraph">
      <style:paragraph-properties fo:margin-bottom="0in"/>
    </style:style>
    <style:style style:name="P39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394" style:parent-style-name="Textbody" style:family="paragraph">
      <style:paragraph-properties fo:margin-bottom="0in"/>
    </style:style>
    <style:style style:name="P395" style:parent-style-name="Textbody" style:family="paragraph">
      <style:paragraph-properties fo:margin-bottom="0in"/>
    </style:style>
    <style:style style:name="P396" style:parent-style-name="Textbody" style:family="paragraph">
      <style:paragraph-properties fo:margin-top="0.0833in"/>
    </style:style>
    <style:style style:name="P397" style:parent-style-name="Textbody" style:family="paragraph">
      <style:paragraph-properties fo:margin-top="0.0833in"/>
    </style:style>
    <style:style style:name="P398" style:parent-style-name="PreformattedText" style:family="paragraph">
      <style:paragraph-properties fo:margin-top="0.0833in" fo:margin-bottom="0.0972in" fo:background-color="#111827"/>
    </style:style>
    <style:style style:name="T39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00" style:parent-style-name="Textbody" style:family="paragraph">
      <style:paragraph-properties fo:margin-bottom="0in"/>
    </style:style>
    <style:style style:name="P40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02" style:parent-style-name="Textbody" style:family="paragraph">
      <style:paragraph-properties fo:margin-bottom="0in"/>
    </style:style>
    <style:style style:name="P403" style:parent-style-name="Textbody" style:family="paragraph">
      <style:paragraph-properties fo:margin-bottom="0in"/>
    </style:style>
    <style:style style:name="P404" style:parent-style-name="Textbody" style:family="paragraph">
      <style:paragraph-properties fo:margin-top="0.0833in"/>
    </style:style>
    <style:style style:name="P405" style:parent-style-name="Textbody" style:family="paragraph">
      <style:paragraph-properties fo:margin-top="0.0833in"/>
    </style:style>
    <style:style style:name="P406" style:parent-style-name="PreformattedText" style:family="paragraph">
      <style:paragraph-properties fo:margin-top="0.0833in" fo:margin-bottom="0.0972in" fo:background-color="#111827"/>
    </style:style>
    <style:style style:name="T40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08" style:parent-style-name="Textbody" style:family="paragraph">
      <style:paragraph-properties fo:margin-bottom="0in"/>
    </style:style>
    <style:style style:name="P409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10" style:parent-style-name="Textbody" style:family="paragraph">
      <style:paragraph-properties fo:margin-bottom="0in"/>
    </style:style>
    <style:style style:name="P411" style:parent-style-name="Textbody" style:family="paragraph">
      <style:paragraph-properties fo:margin-bottom="0in"/>
    </style:style>
    <style:style style:name="P412" style:parent-style-name="Textbody" style:family="paragraph">
      <style:paragraph-properties fo:margin-top="0.0833in"/>
    </style:style>
    <style:style style:name="P413" style:parent-style-name="Textbody" style:family="paragraph">
      <style:paragraph-properties fo:margin-top="0.0833in"/>
    </style:style>
    <style:style style:name="P414" style:parent-style-name="PreformattedText" style:family="paragraph">
      <style:paragraph-properties fo:margin-top="0.0833in" fo:margin-bottom="0.0972in" fo:background-color="#111827"/>
    </style:style>
    <style:style style:name="T415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16" style:parent-style-name="Textbody" style:family="paragraph">
      <style:paragraph-properties fo:margin-bottom="0in"/>
    </style:style>
    <style:style style:name="P417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18" style:parent-style-name="Textbody" style:family="paragraph">
      <style:paragraph-properties fo:margin-bottom="0in"/>
    </style:style>
    <style:style style:name="P419" style:parent-style-name="Textbody" style:family="paragraph">
      <style:paragraph-properties fo:margin-bottom="0in"/>
    </style:style>
    <style:style style:name="P420" style:parent-style-name="Textbody" style:family="paragraph">
      <style:paragraph-properties fo:margin-top="0.0833in"/>
    </style:style>
    <style:style style:name="P421" style:parent-style-name="Textbody" style:family="paragraph">
      <style:paragraph-properties fo:margin-top="0.0833in"/>
    </style:style>
    <style:style style:name="P422" style:parent-style-name="PreformattedText" style:family="paragraph">
      <style:paragraph-properties fo:margin-top="0.0833in" fo:margin-bottom="0.0972in" fo:background-color="#111827"/>
    </style:style>
    <style:style style:name="T42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24" style:parent-style-name="Textbody" style:family="paragraph">
      <style:paragraph-properties fo:margin-bottom="0in"/>
    </style:style>
    <style:style style:name="P425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26" style:parent-style-name="Textbody" style:family="paragraph">
      <style:paragraph-properties fo:margin-bottom="0in"/>
    </style:style>
    <style:style style:name="P427" style:parent-style-name="Textbody" style:family="paragraph">
      <style:paragraph-properties fo:margin-bottom="0in"/>
    </style:style>
    <style:style style:name="P428" style:parent-style-name="Textbody" style:family="paragraph">
      <style:paragraph-properties fo:margin-top="0.0833in"/>
    </style:style>
    <style:style style:name="P429" style:parent-style-name="Textbody" style:family="paragraph">
      <style:paragraph-properties fo:margin-top="0.0833in"/>
    </style:style>
    <style:style style:name="P430" style:parent-style-name="PreformattedText" style:family="paragraph">
      <style:paragraph-properties fo:margin-top="0.0833in" fo:margin-bottom="0.0972in" fo:background-color="#111827"/>
    </style:style>
    <style:style style:name="T431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32" style:parent-style-name="Textbody" style:family="paragraph">
      <style:paragraph-properties fo:margin-bottom="0in"/>
    </style:style>
    <style:style style:name="P433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34" style:parent-style-name="Textbody" style:family="paragraph">
      <style:paragraph-properties fo:margin-bottom="0in"/>
    </style:style>
    <style:style style:name="P435" style:parent-style-name="Textbody" style:family="paragraph">
      <style:paragraph-properties fo:margin-bottom="0in"/>
    </style:style>
    <style:style style:name="P436" style:parent-style-name="Textbody" style:family="paragraph">
      <style:paragraph-properties fo:margin-top="0.0833in"/>
    </style:style>
    <style:style style:name="P437" style:parent-style-name="Textbody" style:family="paragraph">
      <style:paragraph-properties fo:margin-top="0.0833in"/>
    </style:style>
    <style:style style:name="P438" style:parent-style-name="PreformattedText" style:family="paragraph">
      <style:paragraph-properties fo:margin-top="0.0833in" fo:margin-bottom="0.0972in" fo:background-color="#111827"/>
    </style:style>
    <style:style style:name="T439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40" style:parent-style-name="Textbody" style:family="paragraph">
      <style:paragraph-properties fo:margin-bottom="0in"/>
    </style:style>
    <style:style style:name="P441" style:parent-style-name="Textbody" style:family="paragraph">
      <style:paragraph-properties fo:margin-bottom="0in"/>
      <style:text-properties fo:font-weight="bold" style:font-weight-asian="bold" style:font-weight-complex="bold" fo:color="#EE0000"/>
    </style:style>
    <style:style style:name="P442" style:parent-style-name="Textbody" style:family="paragraph">
      <style:paragraph-properties fo:margin-bottom="0in"/>
    </style:style>
    <style:style style:name="P443" style:parent-style-name="Textbody" style:family="paragraph">
      <style:paragraph-properties fo:margin-bottom="0in"/>
    </style:style>
    <style:style style:name="P444" style:parent-style-name="Textbody" style:family="paragraph">
      <style:paragraph-properties fo:margin-top="0.0833in"/>
    </style:style>
    <style:style style:name="P445" style:parent-style-name="Textbody" style:family="paragraph">
      <style:paragraph-properties fo:margin-top="0.0833in"/>
    </style:style>
    <style:style style:name="P446" style:parent-style-name="PreformattedText" style:family="paragraph">
      <style:paragraph-properties fo:margin-top="0.0833in" fo:margin-bottom="0.0972in" fo:background-color="#111827"/>
    </style:style>
    <style:style style:name="T447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48" style:parent-style-name="PreformattedText" style:family="paragraph">
      <style:paragraph-properties fo:margin-top="0.0833in" fo:margin-bottom="0.0972in" fo:background-color="#111827"/>
    </style:style>
    <style:style style:name="T449" style:parent-style-name="SourceText" style:family="text">
      <style:text-properties fo:color="#E5E7EB"/>
    </style:style>
    <style:style style:name="T450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P451" style:parent-style-name="PreformattedText" style:family="paragraph">
      <style:paragraph-properties fo:margin-top="0.0833in" fo:margin-bottom="0.0972in" fo:background-color="#111827"/>
    </style:style>
    <style:style style:name="T452" style:parent-style-name="SourceText" style:family="text">
      <style:text-properties fo:color="#E5E7EB"/>
    </style:style>
    <style:style style:name="T453" style:parent-style-name="SourceText" style:family="text">
      <style:text-properties style:font-name="ui-monospace, SFMono-Regular, M" style:font-name-asian="ui-monospace, SFMono-Regular, M" style:font-name-complex="ui-monospace, SFMono-Regular, M" fo:color="#E5E7EB"/>
    </style:style>
    <style:style style:name="S2" style:family="section">
      <style:section-properties fo:margin-left="0in" fo:margin-right="0in" style:writing-mode="lr-tb"/>
    </style:style>
    <style:style style:name="P454" style:parent-style-name="Textbody" style:family="paragraph">
      <style:paragraph-properties fo:margin-top="0.2083in" fo:margin-bottom="0.2083in"/>
    </style:style>
    <style:style style:name="S3" style:family="section">
      <style:section-properties fo:margin-left="0in" fo:margin-right="0in" style:writing-mode="lr-tb"/>
    </style:style>
    <style:style style:name="P455" style:parent-style-name="Textbody" style:family="paragraph">
      <style:paragraph-properties fo:text-align="center" fo:margin-top="0.0833in" fo:margin-bottom="0.1875in"/>
      <style:text-properties fo:font-weight="bold" style:font-weight-asian="bold"/>
    </style:style>
    <style:style style:name="S4" style:family="section">
      <style:section-properties fo:margin-left="0in" fo:margin-right="0in" style:writing-mode="lr-tb"/>
    </style:style>
    <style:style style:name="P456" style:parent-style-name="Textbody" style:family="paragraph">
      <style:paragraph-properties fo:text-align="center" fo:margin-bottom="0in"/>
    </style:style>
    <style:style style:name="T457" style:parent-style-name="Fuentedepárrafopredeter." style:family="text">
      <style:text-properties style:font-name="system-ui, apple-system, 'Segoe" fo:color="#555555" fo:font-size="14pt" style:font-size-asian="14pt"/>
    </style:style>
    <style:style style:name="T458" style:parent-style-name="Fuentedepárrafopredeter." style:family="text">
      <style:text-properties style:font-name="Segoe UI Emoji" style:font-name-complex="Segoe UI Emoji" fo:color="#555555" fo:font-size="14pt" style:font-size-asian="14pt"/>
    </style:style>
  </office:automatic-styles>
  <office:body>
    <office:text text:use-soft-page-breaks="true">
      <text:p text:style-name="P1"><text:a xlink:href="https://animacionesybootstrap.netlify.app/test" office:target-frame-name="_top" xlink:show="replace">https://animacionesybootstrap.netlify.app/test</text:a></text:p>
      <text:h text:style-name="P2" text:outline-level="1">Quiz Web · 60 preguntas</text:h>
      <text:p text:style-name="P3">HTML · CSS · Bootstrap · Formularios · Grid · Flexbox · Selectores</text:p>
      <text:p text:style-name="Textbody">Selecciona una opción por pregunta. Pulsa <text:span text:style-name="StrongEmphasis">Corregir</text:span> para ver aciertos (verde) y errores (rojo). Tras corregir, puedes desplegar la explicación y ver <text:span text:style-name="Énfasis">trozos de código</text:span> prácticos.</text:p>
      <text:p text:style-name="P4"><text:span text:style-name="T5">3 opciones · 1 correctaExplicación con </text:span><text:span text:style-name="T6">&lt;details&gt;</text:span><text:span text:style-name="T7"> + códigoTemas mixtos (nivel inicial)</text:span></text:p>
      <text:section text:name="Sect1" text:style-name="S1">
        <text:p text:style-name="P8">1. ¿Qué declaración activa el modo estándares en HTML5?</text:p>
        <text:list text:style-name="LFO1" text:continue-numbering="true">
          <text:list-item>
            <text:p text:style-name="P9">&lt;!DOCTYPE html&gt;</text:p>
          </text:list-item>
          <text:list-item>
            <text:p text:style-name="P10">&lt;doctype html5&gt;</text:p>
          </text:list-item>
          <text:list-item>
            <text:p text:style-name="P11">&lt;!HTML5&gt;</text:p>
          </text:list-item>
        </text:list>
        <text:p text:style-name="P12">Ver explicación</text:p>
        <text:p text:style-name="P13">Coloca el doctype al inicio del documento para evitar el modo quirks y activar el motor moderno del navegador.</text:p>
        <text:p text:style-name="P14"><text:span text:style-name="T15">&lt;!DOCTYPE html&gt;</text:span></text:p>
        <text:p text:style-name="P16"><text:span text:style-name="T17">&lt;html lang="es"&gt;</text:span></text:p>
        <text:p text:style-name="P18"><text:span text:style-name="T19">&lt;head&gt;...</text:span></text:p>
        <text:p text:style-name="P20">2. ¿Qué etiqueta define el contenido principal único de la página?</text:p>
        <text:list text:style-name="LFO2" text:continue-numbering="true">
          <text:list-item>
            <text:p text:style-name="P21">&lt;main&gt;</text:p>
          </text:list-item>
          <text:list-item>
            <text:p text:style-name="P22">&lt;section&gt;</text:p>
          </text:list-item>
          <text:list-item>
            <text:p text:style-name="P23">&lt;article&gt;</text:p>
          </text:list-item>
        </text:list>
        <text:p text:style-name="P24">Ver explicación</text:p>
        <text:p text:style-name="P25">envuelve el contenido central único. No debe repetirse./son partes temáticas, sí pueden repetirse.</text:p>
        <text:p text:style-name="P26"><text:span text:style-name="T27">&lt;main&gt;</text:span></text:p>
        <text:p text:style-name="P28"><text:span text:style-name="T29"><text:s text:c="2"/></text:span><text:span text:style-name="T30">&lt;h1&gt;Título de la página&lt;/h1&gt;</text:span></text:p>
        <text:p text:style-name="P31"><text:span text:style-name="T32"><text:s text:c="2"/></text:span><text:span text:style-name="T33">&lt;p&gt;Contenido principal...&lt;/p&gt;</text:span></text:p>
        <text:p text:style-name="P34"><text:span text:style-name="T35">&lt;/main&gt;</text:span></text:p>
        <text:p text:style-name="P36">3. ¿Qué atributo marca un texto alternativo en imágenes?</text:p>
        <text:list text:style-name="LFO3" text:continue-numbering="true">
          <text:list-item>
            <text:p text:style-name="P37">alt</text:p>
          </text:list-item>
          <text:list-item>
            <text:p text:style-name="P38">title</text:p>
          </text:list-item>
          <text:list-item>
            <text:p text:style-name="P39">aria-label</text:p>
          </text:list-item>
        </text:list>
        <text:p text:style-name="P40">Ver explicación</text:p>
        <text:p text:style-name="P41">El alt describe la imagen cuando no carga o para lectores de pantalla. Es obligatorio en imágenes relevantes.</text:p>
        <text:p text:style-name="P42"><text:span text:style-name="T43">&lt;img src="foto.jpg" alt="Retrato de perfil"&gt;</text:span></text:p>
        <text:p text:style-name="P44">4. ¿Qué etiqueta semántica es adecuada para el pie global?</text:p>
        <text:list text:style-name="LFO4" text:continue-numbering="true">
          <text:list-item>
            <text:p text:style-name="P45">&lt;footer&gt;</text:p>
          </text:list-item>
          <text:list-item>
            <text:p text:style-name="P46">&lt;aside&gt;</text:p>
          </text:list-item>
          <text:list-item>
            <text:p text:style-name="P47">&lt;nav&gt;</text:p>
          </text:list-item>
        </text:list>
        <text:p text:style-name="P48">Ver explicación</text:p>
        <text:soft-page-break/>
        <text:p text:style-name="P49">es el pie del documento o de una sección.aloja enlaces de navegación;contenido complementario.</text:p>
        <text:p text:style-name="P50"><text:span text:style-name="T51">&lt;footer&gt;</text:span></text:p>
        <text:p text:style-name="P52"><text:span text:style-name="T53"><text:s text:c="2"/></text:span><text:span text:style-name="T54">© 2025 Mi Sitio · Aviso legal</text:span></text:p>
        <text:p text:style-name="P55"><text:span text:style-name="T56">&lt;/footer&gt;</text:span></text:p>
        <text:p text:style-name="P57">5. ¿Qué elemento agrupa campos relacionados en formularios?</text:p>
        <text:list text:style-name="LFO5" text:continue-numbering="true">
          <text:list-item>
            <text:p text:style-name="P58">&lt;fieldset&gt;</text:p>
          </text:list-item>
          <text:list-item>
            <text:p text:style-name="P59">&lt;group&gt;</text:p>
          </text:list-item>
          <text:list-item>
            <text:p text:style-name="P60">&lt;section&gt;</text:p>
          </text:list-item>
        </text:list>
        <text:p text:style-name="P61">Ver explicación</text:p>
        <text:p text:style-name="P62">agrupa controles y mejora accesibilidad y organización visual.</text:p>
        <text:p text:style-name="P63"><text:span text:style-name="T64">&lt;fieldset&gt;</text:span></text:p>
        <text:p text:style-name="P65"><text:span text:style-name="T66"><text:s text:c="2"/></text:span><text:span text:style-name="T67">&lt;legend&gt;Datos de envío&lt;/legend&gt;</text:span></text:p>
        <text:p text:style-name="P68"><text:span text:style-name="T69"><text:s text:c="2"/></text:span><text:span text:style-name="T70">&lt;label for="cp"&gt;CP&lt;/label&gt;</text:span></text:p>
        <text:p text:style-name="P71"><text:span text:style-name="T72"><text:s text:c="2"/></text:span><text:span text:style-name="T73">&lt;input id="cp" type="text"&gt;</text:span></text:p>
        <text:p text:style-name="P74"><text:span text:style-name="T75">&lt;/fieldset&gt;</text:span></text:p>
        <text:p text:style-name="P76">6. ¿Qué meta mejora la visualización en móviles?</text:p>
        <text:list text:style-name="LFO6" text:continue-numbering="true">
          <text:list-item>
            <text:p text:style-name="P77">&lt;meta name="viewport" content="width=device-width, initial-scale=1"&gt;</text:p>
          </text:list-item>
          <text:list-item>
            <text:p text:style-name="P78">&lt;meta mobile&gt;</text:p>
          </text:list-item>
          <text:list-item>
            <text:p text:style-name="P79">&lt;meta responsive&gt;</text:p>
          </text:list-item>
        </text:list>
        <text:p text:style-name="P80">Ver explicación</text:p>
        <text:p text:style-name="P81">Controla el ancho lógico (igual al del dispositivo) y el zoom inicial para un render responsive correcto.</text:p>
        <text:p text:style-name="P82"><text:span text:style-name="T83">&lt;meta name="viewport" content="width=device-width, initial-scale=1"&gt;</text:span></text:p>
        <text:p text:style-name="P84">7. ¿Cuál NO es una etiqueta semántica?</text:p>
        <text:list text:style-name="LFO7" text:continue-numbering="true">
          <text:list-item>
            <text:p text:style-name="P85">&lt;div&gt;</text:p>
          </text:list-item>
          <text:list-item>
            <text:p text:style-name="P86">&lt;header&gt;</text:p>
          </text:list-item>
          <text:list-item>
            <text:p text:style-name="P87">&lt;article&gt;</text:p>
          </text:list-item>
        </text:list>
        <text:p text:style-name="P88">Ver explicación</text:p>
        <text:p text:style-name="P89">es contenedor genérico sin significado semántico. Úsalo para agrupar cuando no encaje otra etiqueta semántica.</text:p>
        <text:p text:style-name="P90"><text:span text:style-name="T91">&lt;div class="bloque-visual"&gt;...&lt;/div&gt;</text:span></text:p>
        <text:p text:style-name="P92">8. ¿Qué atributo asocia &lt;label&gt; con un control?</text:p>
        <text:list text:style-name="LFO8" text:continue-numbering="true">
          <text:list-item>
            <text:p text:style-name="P93">for</text:p>
          </text:list-item>
          <text:list-item>
            <text:p text:style-name="P94">name</text:p>
          </text:list-item>
          <text:list-item>
            <text:p text:style-name="P95">idref</text:p>
          </text:list-item>
        </text:list>
        <text:p text:style-name="P96">Ver explicación</text:p>
        <text:p text:style-name="P97">El for del debe coincidir con el id del control para que el clic al texto active el campo.</text:p>
        <text:p text:style-name="P98"><text:span text:style-name="T99">&lt;label for="email"&gt;Email&lt;/label&gt;</text:span></text:p>
        <text:soft-page-break/>
        <text:p text:style-name="P100"><text:span text:style-name="T101">&lt;input id="email" type="email"&gt;</text:span></text:p>
        <text:p text:style-name="P102">9. ¿Qué etiqueta se usa para listas ordenadas?</text:p>
        <text:list text:style-name="LFO9" text:continue-numbering="true">
          <text:list-item>
            <text:p text:style-name="P103">&lt;ol&gt;</text:p>
          </text:list-item>
          <text:list-item>
            <text:p text:style-name="P104">&lt;ul&gt;</text:p>
          </text:list-item>
          <text:list-item>
            <text:p text:style-name="P105">&lt;dl&gt;</text:p>
          </text:list-item>
        </text:list>
        <text:p text:style-name="P106">Ver explicación</text:p>
        <text:p text:style-name="P107">numeradas,</text:p>
        <text:p text:style-name="P108">con viñetas,</text:p>
        <text:p text:style-name="P109">definiciones (pares</text:p>
        <text:p text:style-name="P110">/</text:p>
        <text:p text:style-name="P111">).</text:p>
        <text:p text:style-name="P112"><text:span text:style-name="T113">&lt;ol&gt;</text:span></text:p>
        <text:p text:style-name="P114"><text:span text:style-name="T115"><text:s text:c="2"/></text:span><text:span text:style-name="T116">&lt;li&gt;Uno&lt;/li&gt;&lt;li&gt;Dos&lt;/li&gt;</text:span></text:p>
        <text:p text:style-name="P117"><text:span text:style-name="T118">&lt;/ol&gt;</text:span></text:p>
        <text:p text:style-name="P119">10. ¿Qué atributo define la URL de un enlace?</text:p>
        <text:list text:style-name="LFO10" text:continue-numbering="true">
          <text:list-item>
            <text:p text:style-name="P120">href</text:p>
          </text:list-item>
          <text:list-item>
            <text:p text:style-name="P121">src</text:p>
          </text:list-item>
          <text:list-item>
            <text:p text:style-name="P122">action</text:p>
          </text:list-item>
        </text:list>
        <text:p text:style-name="P123">Ver explicación</text:p>
        <text:p text:style-name="P124">En , href apunta al destino. src es para recursos (img, script...), action en formularios.</text:p>
        <text:p text:style-name="P125"><text:span text:style-name="T126">&lt;a href="https://example.com"&gt;Ir&lt;/a&gt;</text:span></text:p>
        <text:p text:style-name="P127">11. ¿Qué etiqueta es adecuada para un bloque de código?</text:p>
        <text:list text:style-name="LFO11" text:continue-numbering="true">
          <text:list-item>
            <text:p text:style-name="P128">&lt;pre&gt;&lt;code&gt;</text:p>
          </text:list-item>
          <text:list-item>
            <text:p text:style-name="P129">&lt;kbd&gt;</text:p>
          </text:list-item>
          <text:list-item>
            <text:p text:style-name="P130">&lt;samp&gt;</text:p>
          </text:list-item>
        </text:list>
        <text:p text:style-name="P131">Ver explicación</text:p>
        <text:p text:style-name="P132"><text:span text:style-name="T133"><text:s/>preserva espacios y saltos;<text:s/></text:span><text:span text:style-name="T134"><text:s/></text:span><text:span text:style-name="T135">marca fragmentos de código.</text:span></text:p>
        <text:p text:style-name="P136"><text:span text:style-name="T137">&lt;pre&gt;&lt;code&gt;button{ padding:.5rem; }&lt;/code&gt;&lt;/pre&gt;</text:span></text:p>
        <text:p text:style-name="P138">12. ¿Qué atributo hace que un input sea obligatorio?</text:p>
        <text:list text:style-name="LFO12" text:continue-numbering="true">
          <text:list-item>
            <text:p text:style-name="P139">required</text:p>
          </text:list-item>
          <text:list-item>
            <text:p text:style-name="P140">must</text:p>
          </text:list-item>
          <text:list-item>
            <text:p text:style-name="P141">mandatory</text:p>
          </text:list-item>
        </text:list>
        <text:p text:style-name="P142">Ver explicación</text:p>
        <text:p text:style-name="P143">La validación nativa impide enviar el formulario si el campo requerido está vacío.</text:p>
        <text:p text:style-name="P144"><text:span text:style-name="T145">&lt;input type="email" required&gt;</text:span></text:p>
        <text:p text:style-name="P146">13. ¿Qué propiedad hace que width incluya borde y padding?</text:p>
        <text:list text:style-name="LFO13" text:continue-numbering="true">
          <text:list-item>
            <text:p text:style-name="P147">box-sizing: border-box</text:p>
          </text:list-item>
          <text:list-item>
            <text:p text:style-name="P148">display: inline-block</text:p>
          </text:list-item>
          <text:list-item>
            <text:p text:style-name="P149">overflow: hidden</text:p>
          </text:list-item>
        </text:list>
        <text:p text:style-name="P150">Ver explicación</text:p>
        <text:p text:style-name="P151">border-box simplifica layouts: el ancho declarado incluye padding y borde (evita cálculos).</text:p>
        <text:p text:style-name="P152"><text:span text:style-name="T153">*{ box-sizing:border-box }</text:span></text:p>
        <text:p text:style-name="P154">14. ¿Qué selector aplica a elementos con clase 'card' dentro de '.grid'?</text:p>
        <text:list text:style-name="LFO14" text:continue-numbering="true">
          <text:list-item>
            <text:p text:style-name="P155">.grid .card</text:p>
          </text:list-item>
          <text:list-item>
            <text:p text:style-name="P156">.grid &gt; .card.</text:p>
          </text:list-item>
          <text:list-item>
            <text:p text:style-name="P157">card .grid</text:p>
          </text:list-item>
        </text:list>
        <text:p text:style-name="P158">Ver explicación</text:p>
        <text:p text:style-name="P159">El selector de descendiente selecciona cualquier .card anidada en .grid (sin importar profundidad).</text:p>
        <text:p text:style-name="P160"><text:span text:style-name="T161">.grid .card{ border:1px solid #ddd }</text:span></text:p>
        <text:p text:style-name="P162">15. ¿Cómo se declara una variable CSS?</text:p>
        <text:list text:style-name="LFO15" text:continue-numbering="true">
          <text:list-item>
            <text:p text:style-name="P163">:root{--color: #333}</text:p>
          </text:list-item>
          <text:list-item>
            <text:p text:style-name="P164">var(--color) = #333</text:p>
          </text:list-item>
          <text:list-item>
            <text:p text:style-name="P165">$color: #333</text:p>
          </text:list-item>
        </text:list>
        <text:p text:style-name="P166">Ver explicación</text:p>
        <text:p text:style-name="P167">Se definen con prefijo -- y se consumen con var(--nombre).</text:p>
        <text:p text:style-name="P168"><text:span text:style-name="T169">:root{ --color-base:#e010a8 }</text:span></text:p>
        <text:p text:style-name="P170"><text:span text:style-name="T171">h1{ color: var(--color-base) }</text:span></text:p>
        <text:p text:style-name="P172">16. ¿Qué unidad es relativa a la fuente del elemento raíz?</text:p>
        <text:list text:style-name="LFO16" text:continue-numbering="true">
          <text:list-item>
            <text:p text:style-name="P173">rem</text:p>
          </text:list-item>
          <text:list-item>
            <text:p text:style-name="P174">em</text:p>
          </text:list-item>
          <text:list-item>
            <text:p text:style-name="P175">vh</text:p>
          </text:list-item>
        </text:list>
        <text:p text:style-name="P176">Ver explicación</text:p>
        <text:p text:style-name="P177">1rem = tamaño de fuente en :root (suele ser 16px). em depende del elemento actual.</text:p>
        <text:p text:style-name="P178"><text:span text:style-name="T179">html{ font-size:16px } .title{ font-size:1.5rem }</text:span></text:p>
        <text:p text:style-name="P180">17. ¿Qué propiedad controla el espacio externo?</text:p>
        <text:list text:style-name="LFO17" text:continue-numbering="true">
          <text:list-item>
            <text:p text:style-name="P181">margin</text:p>
          </text:list-item>
          <text:list-item>
            <text:p text:style-name="P182">padding</text:p>
          </text:list-item>
          <text:list-item>
            <text:p text:style-name="P183">gap</text:p>
          </text:list-item>
        </text:list>
        <text:p text:style-name="P184">Ver explicación</text:p>
        <text:p text:style-name="P185">margin es el espacio hacia fuera del borde; padding hacia dentro; gap separa ítems en flex/grid.</text:p>
        <text:p text:style-name="P186"><text:span text:style-name="T187">.box{ margin:1rem; padding:.5rem }</text:span></text:p>
        <text:p text:style-name="P188">18. ¿Cómo centrar horizontalmente un bloque con ancho fijo?</text:p>
        <text:list text:style-name="LFO18" text:continue-numbering="true">
          <text:list-item>
            <text:p text:style-name="P189">margin: 0 auto</text:p>
          </text:list-item>
          <text:list-item>
            <text:p text:style-name="P190">text-align:center</text:p>
          </text:list-item>
          <text:list-item>
            <text:p text:style-name="P191">justify-self:center</text:p>
          </text:list-item>
        </text:list>
        <text:soft-page-break/>
        <text:p text:style-name="P192">Ver explicación</text:p>
        <text:p text:style-name="P193">Con display:block y un width definido, margin auto centra horizontalmente.</text:p>
        <text:p text:style-name="P194"><text:span text:style-name="T195">.card{ width:320px; margin:0 auto }</text:span></text:p>
        <text:p text:style-name="P196">19. ¿Qué hace 'position: sticky'?</text:p>
        <text:list text:style-name="LFO19" text:continue-numbering="true">
          <text:list-item>
            <text:p text:style-name="P197">Se pega en un umbral al hacer scroll</text:p>
          </text:list-item>
          <text:list-item>
            <text:p text:style-name="P198">Fija el elemento a la ventana</text:p>
          </text:list-item>
          <text:list-item>
            <text:p text:style-name="P199">Lo posiciona relativo al ancestro posicionado</text:p>
          </text:list-item>
        </text:list>
        <text:p text:style-name="P200">Ver explicación</text:p>
        <text:p text:style-name="P201">Funciona como relative hasta alcanzar top/left especificado, luego queda “pegado”.</text:p>
        <text:p text:style-name="P202"><text:span text:style-name="T203">.barra{ position:sticky; top:0 }</text:span></text:p>
        <text:p text:style-name="P204">20. ¿Qué etiqueta enlaza una hoja de estilos externa en HTML?</text:p>
        <text:list text:style-name="LFO20" text:continue-numbering="true">
          <text:list-item>
            <text:p text:style-name="P205">&lt;link rel='stylesheet' href='estilos.css'&gt;</text:p>
          </text:list-item>
          <text:list-item>
            <text:p text:style-name="P206">&lt;style src='estilos.css'&gt;</text:p>
          </text:list-item>
          <text:list-item>
            <text:p text:style-name="P207">&lt;css-link href='estilos.css'&gt;</text:p>
          </text:list-item>
        </text:list>
        <text:p text:style-name="P208">Ver explicación</text:p>
        <text:p text:style-name="P209">con rel='stylesheet' y href apunta a la hoja CSS externa.</text:p>
        <text:p text:style-name="P210">21. ¿Qué atributo envía una pista visible dentro del campo?</text:p>
        <text:list text:style-name="LFO21" text:continue-numbering="true">
          <text:list-item>
            <text:p text:style-name="P211">placeholder</text:p>
          </text:list-item>
          <text:list-item>
            <text:p text:style-name="P212">title</text:p>
          </text:list-item>
          <text:list-item>
            <text:p text:style-name="P213">value</text:p>
          </text:list-item>
        </text:list>
        <text:p text:style-name="P214">Ver explicación</text:p>
        <text:p text:style-name="P215">Úsalo como ayuda breve, no como etiqueta; puede desaparecer al escribir.</text:p>
        <text:p text:style-name="P216"><text:span text:style-name="T217">&lt;input placeholder="tu@correo.com"&gt;</text:span></text:p>
        <text:p text:style-name="P218">22. ¿Qué tipo de input valida correos?</text:p>
        <text:list text:style-name="LFO22" text:continue-numbering="true">
          <text:list-item>
            <text:p text:style-name="P219">type='email'</text:p>
          </text:list-item>
          <text:list-item>
            <text:p text:style-name="P220">type='text'</text:p>
          </text:list-item>
          <text:list-item>
            <text:p text:style-name="P221">type='mail'</text:p>
          </text:list-item>
        </text:list>
        <text:p text:style-name="P222">Ver explicación</text:p>
        <text:p text:style-name="P223">Incluye teclado adaptado en móviles y validación básica de formato.</text:p>
        <text:p text:style-name="P224"><text:span text:style-name="T225">&lt;input type="email" required&gt;</text:span></text:p>
        <text:p text:style-name="P226">23. ¿Cómo exigir ≥8 chars, 1 mayúscula y 1 dígito?</text:p>
        <text:list text:style-name="LFO23" text:continue-numbering="true">
          <text:list-item>
            <text:p text:style-name="P227">pattern='(?=.*[A-Z])(?=.*\d).{8,}'</text:p>
          </text:list-item>
          <text:list-item>
            <text:p text:style-name="P228">minlength='8'</text:p>
          </text:list-item>
          <text:list-item>
            <text:p text:style-name="P229">pattern='[A-Z0-9]{8,}'</text:p>
          </text:list-item>
        </text:list>
        <text:p text:style-name="P230">Ver explicación</text:p>
        <text:p text:style-name="P231">Lookaheads verifican presencia sin restringir el resto de caracteres.</text:p>
        <text:p text:style-name="P232"><text:span text:style-name="T233">&lt;input type="password" pattern="(?=.*[A-Z])(?=.*\d).{8,}"&gt;</text:span></text:p>
        <text:soft-page-break/>
        <text:p text:style-name="P234">24. ¿Qué agrupa opciones mutuamente excluyentes?</text:p>
        <text:list text:style-name="LFO24" text:continue-numbering="true">
          <text:list-item>
            <text:p text:style-name="P235">input radio con mismo name</text:p>
          </text:list-item>
          <text:list-item>
            <text:p text:style-name="P236">checkbox con id distinto</text:p>
          </text:list-item>
          <text:list-item>
            <text:p text:style-name="P237">select multiple</text:p>
          </text:list-item>
        </text:list>
        <text:p text:style-name="P238">Ver explicación</text:p>
        <text:p text:style-name="P239">Mismo name en radios → solo una opción puede estar activa.</text:p>
        <text:p text:style-name="P240"><text:span text:style-name="T241">&lt;input type="radio" name="pago"&gt; Tarjeta</text:span></text:p>
        <text:p text:style-name="P242">25. ¿Qué atributo define la URL de envío del formulario?</text:p>
        <text:list text:style-name="LFO25" text:continue-numbering="true">
          <text:list-item>
            <text:p text:style-name="P243">action</text:p>
          </text:list-item>
          <text:list-item>
            <text:p text:style-name="P244">method</text:p>
          </text:list-item>
          <text:list-item>
            <text:p text:style-name="P245">enctype</text:p>
          </text:list-item>
        </text:list>
        <text:p text:style-name="P246">Ver explicación</text:p>
        <text:p text:style-name="P247">action apunta al endpoint; method suele ser POST o GET.</text:p>
        <text:p text:style-name="P248"><text:span text:style-name="T249">&lt;form action="/enviar" method="post"&gt;...&lt;/form&gt;</text:span></text:p>
        <text:p text:style-name="P250">26. ¿Qué atributo limita valores numéricos por saltos?</text:p>
        <text:list text:style-name="LFO26" text:continue-numbering="true">
          <text:list-item>
            <text:p text:style-name="P251">step</text:p>
          </text:list-item>
          <text:list-item>
            <text:p text:style-name="P252">minlength</text:p>
          </text:list-item>
          <text:list-item>
            <text:p text:style-name="P253">size</text:p>
          </text:list-item>
        </text:list>
        <text:p text:style-name="P254">Ver explicación</text:p>
        <text:p text:style-name="P255">En inputs numéricos o range, define el incremento.</text:p>
        <text:p text:style-name="P256"><text:span text:style-name="T257">&lt;input type="number" min="0" step="5"&gt;</text:span></text:p>
        <text:p text:style-name="P258">27. ¿Cuál es el eje principal por defecto en flexbox?</text:p>
        <text:list text:style-name="LFO27" text:continue-numbering="true">
          <text:list-item>
            <text:p text:style-name="P259">Horizontal (row)</text:p>
          </text:list-item>
          <text:list-item>
            <text:p text:style-name="P260">Vertical (column)</text:p>
          </text:list-item>
          <text:list-item>
            <text:p text:style-name="P261">Depende del wrap</text:p>
          </text:list-item>
        </text:list>
        <text:p text:style-name="P262">Ver explicación</text:p>
        <text:p text:style-name="P263">flex-direction: row por defecto → eje X principal.</text:p>
        <text:p text:style-name="P264"><text:span text:style-name="T265">.c{ display:flex } /* row por defecto */</text:span></text:p>
        <text:p text:style-name="P266">28. ¿Qué propiedad distribuye espacio libre en eje principal?</text:p>
        <text:list text:style-name="LFO28" text:continue-numbering="true">
          <text:list-item>
            <text:p text:style-name="P267">justify-content</text:p>
          </text:list-item>
          <text:list-item>
            <text:p text:style-name="P268">align-items</text:p>
          </text:list-item>
          <text:list-item>
            <text:p text:style-name="P269">align-content</text:p>
          </text:list-item>
        </text:list>
        <text:p text:style-name="P270">Ver explicación</text:p>
        <text:p text:style-name="P271">Alinea y distribuye los items a lo largo del eje principal.</text:p>
        <text:p text:style-name="P272"><text:span text:style-name="T273">.c{ display:flex; justify-content:space-between }</text:span></text:p>
        <text:p text:style-name="P274">29. ¿Qué propiedad alinea items en el eje transversal?</text:p>
        <text:list text:style-name="LFO29" text:continue-numbering="true">
          <text:list-item>
            <text:p text:style-name="P275">align-items</text:p>
          </text:list-item>
          <text:list-item>
            <text:p text:style-name="P276">justify-items</text:p>
          </text:list-item>
          <text:list-item>
            <text:p text:style-name="P277">place-content</text:p>
          </text:list-item>
        </text:list>
        <text:p text:style-name="P278">Ver explicación</text:p>
        <text:p text:style-name="P279">Alineación perpendicular al eje principal (ej. vertical si row).</text:p>
        <text:p text:style-name="P280"><text:span text:style-name="T281">.c{ display:flex; align-items:center }</text:span></text:p>
        <text:p text:style-name="P282">30. ¿Cómo haces que un item crezca para ocupar espacio libre?</text:p>
        <text:list text:style-name="LFO30" text:continue-numbering="true">
          <text:list-item>
            <text:p text:style-name="P283">flex-grow:1</text:p>
          </text:list-item>
          <text:list-item>
            <text:p text:style-name="P284">flex-basis:auto</text:p>
          </text:list-item>
          <text:list-item>
            <text:p text:style-name="P285">order:-1</text:p>
          </text:list-item>
        </text:list>
        <text:p text:style-name="P286">Ver explicación</text:p>
        <text:p text:style-name="P287">Un grow mayor hace que ese item reciba más espacio libre relativo a los demás.</text:p>
        <text:p text:style-name="P288"><text:span text:style-name="T289">.item--expansible{ flex-grow:1 }</text:span></text:p>
        <text:p text:style-name="P290">31. ¿Qué hace 'flex-wrap: wrap'?</text:p>
        <text:list text:style-name="LFO31" text:continue-numbering="true">
          <text:list-item>
            <text:p text:style-name="P291">Permite saltar de línea</text:p>
          </text:list-item>
          <text:list-item>
            <text:p text:style-name="P292">Estira los ítems verticalmente</text:p>
          </text:list-item>
          <text:list-item>
            <text:p text:style-name="P293">Bloquea el crecimiento</text:p>
          </text:list-item>
        </text:list>
        <text:p text:style-name="P294">Ver explicación</text:p>
        <text:p text:style-name="P295">Si no caben, pasan a la siguiente línea/columna.</text:p>
        <text:p text:style-name="P296"><text:span text:style-name="T297">.c{ display:flex; flex-wrap:wrap; gap:1rem }</text:span></text:p>
        <text:p text:style-name="P298">32. ¿Para centrar completamente con flex?</text:p>
        <text:list text:style-name="LFO32" text:continue-numbering="true">
          <text:list-item>
            <text:p text:style-name="P299">display:flex; justify-content:center; align-items:center;</text:p>
          </text:list-item>
          <text:list-item>
            <text:p text:style-name="P300">text-align:center; margin:auto;</text:p>
          </text:list-item>
          <text:list-item>
            <text:p text:style-name="P301">place-items:center;</text:p>
          </text:list-item>
        </text:list>
        <text:p text:style-name="P302">Ver explicación</text:p>
        <text:p text:style-name="P303">Justify + align en contenedor flex centran en ambos ejes.</text:p>
        <text:p text:style-name="P304"><text:span text:style-name="T305">.c{ display:flex; justify-content:center; align-items:center }</text:span></text:p>
        <text:p text:style-name="P306">33. ¿Cuántas dimensiones controla CSS Grid?</text:p>
        <text:list text:style-name="LFO33" text:continue-numbering="true">
          <text:list-item>
            <text:p text:style-name="P307">Dos: filas y columnas</text:p>
          </text:list-item>
          <text:list-item>
            <text:p text:style-name="P308">Una: principal</text:p>
          </text:list-item>
          <text:list-item>
            <text:p text:style-name="P309">Tres</text:p>
          </text:list-item>
        </text:list>
        <text:p text:style-name="P310">Ver explicación</text:p>
        <text:p text:style-name="P311">Grid es bidimensional; Flexbox maneja una dimensión.</text:p>
        <text:p text:style-name="P312"><text:span text:style-name="T313">.g{ display:grid; grid-template-columns:1fr 1fr }</text:span></text:p>
        <text:p text:style-name="P314">34. ¿Qué crea una grilla de 3 columnas iguales?</text:p>
        <text:list text:style-name="LFO34" text:continue-numbering="true">
          <text:list-item>
            <text:p text:style-name="P315">grid-template-columns: repeat(3, 1fr);</text:p>
          </text:list-item>
          <text:list-item>
            <text:p text:style-name="P316">grid-columns: 3;</text:p>
          </text:list-item>
          <text:list-item>
            <text:p text:style-name="P317">grid: 3fr;</text:p>
          </text:list-item>
        </text:list>
        <text:p text:style-name="P318">Ver explicación</text:p>
        <text:soft-page-break/>
        <text:p text:style-name="P319">repeat(3,1fr) es la forma más concisa.</text:p>
        <text:p text:style-name="P320"><text:span text:style-name="T321">.g{ grid-template-columns: repeat(3,1fr) }</text:span></text:p>
        <text:p text:style-name="P322">35. ¿Cómo se define el alto automático de filas según contenido?</text:p>
        <text:list text:style-name="LFO35" text:continue-numbering="true">
          <text:list-item>
            <text:p text:style-name="P323">grid-auto-rows: auto;</text:p>
          </text:list-item>
          <text:list-item>
            <text:p text:style-name="P324">grid-template-rows: fixed;</text:p>
          </text:list-item>
          <text:list-item>
            <text:p text:style-name="P325">rows: auto;</text:p>
          </text:list-item>
        </text:list>
        <text:p text:style-name="P326">Ver explicación</text:p>
        <text:p text:style-name="P327">Controla el tamaño de filas que el grid genera automáticamente.</text:p>
        <text:p text:style-name="P328"><text:span text:style-name="T329">.g{ grid-auto-rows:auto }</text:span></text:p>
        <text:p text:style-name="P330">36. ¿Qué propiedad coloca elementos por nombres de área?</text:p>
        <text:list text:style-name="LFO36" text:continue-numbering="true">
          <text:list-item>
            <text:p text:style-name="P331">grid-template-areas</text:p>
          </text:list-item>
          <text:list-item>
            <text:p text:style-name="P332">grid-area-names</text:p>
          </text:list-item>
          <text:list-item>
            <text:p text:style-name="P333">grid-areas</text:p>
          </text:list-item>
        </text:list>
        <text:p text:style-name="P334">Ver explicación</text:p>
        <text:p text:style-name="P335">Declara el mapa con comillas; luego cada ítem usa grid-area con el nombre.</text:p>
        <text:p text:style-name="P336"><text:span text:style-name="T337">.g{ grid-template-areas:</text:span></text:p>
        <text:p text:style-name="P338"><text:span text:style-name="T339"><text:s text:c="2"/></text:span><text:span text:style-name="T340">"header header"</text:span></text:p>
        <text:p text:style-name="P341"><text:span text:style-name="T342"><text:s text:c="2"/></text:span><text:span text:style-name="T343">"aside <text:s/>main"</text:span></text:p>
        <text:p text:style-name="P344"><text:span text:style-name="T345"><text:s text:c="2"/></text:span><text:span text:style-name="T346">"footer footer"; }</text:span></text:p>
        <text:p text:style-name="P347">37. ¿Qué propiedad separa filas/columnas en grid?</text:p>
        <text:list text:style-name="LFO37" text:continue-numbering="true">
          <text:list-item>
            <text:p text:style-name="P348">gap (row-gap/column-gap)</text:p>
          </text:list-item>
          <text:list-item>
            <text:p text:style-name="P349">margin-between</text:p>
          </text:list-item>
          <text:list-item>
            <text:p text:style-name="P350">space-grid</text:p>
          </text:list-item>
        </text:list>
        <text:p text:style-name="P351">Ver explicación</text:p>
        <text:p text:style-name="P352">gap es la forma moderna (vale para flex y grid).</text:p>
        <text:p text:style-name="P353"><text:span text:style-name="T354">.g{ display:grid; gap:1rem }</text:span></text:p>
        <text:p text:style-name="P355">38. ¿Layout responsive de tarjetas sin media queries?</text:p>
        <text:list text:style-name="LFO38" text:continue-numbering="true">
          <text:list-item>
            <text:p text:style-name="P356">grid-template-columns: repeat(auto-fit, minmax(220px, 1fr));</text:p>
          </text:list-item>
          <text:list-item>
            <text:p text:style-name="P357">display:block; width:33%;</text:p>
          </text:list-item>
          <text:list-item>
            <text:p text:style-name="P358">float:left; width:33%;</text:p>
          </text:list-item>
        </text:list>
        <text:p text:style-name="P359">Ver explicación</text:p>
        <text:p text:style-name="P360">auto-fit + minmax colapsa/expande columnas según espacio disponible.</text:p>
        <text:p text:style-name="P361"><text:span text:style-name="T362">.g{ grid-template-columns: repeat(auto-fit, minmax(220px, 1fr)) }</text:span></text:p>
        <text:p text:style-name="P363">39. ¿Qué CDN mínimo se usa para estilos de Bootstrap 5?</text:p>
        <text:list text:style-name="LFO39" text:continue-numbering="true">
          <text:list-item>
            <text:p text:style-name="P364">&lt;link href='https://cdn.jsdelivr.net/npm/bootstrap@5/dist/css/bootstrap.min.css' rel='stylesheet'&gt;</text:p>
          </text:list-item>
          <text:list-item>
            <text:p text:style-name="P365">&lt;script src='bootstrap.js'&gt;</text:p>
          </text:list-item>
          <text:list-item>
            <text:p text:style-name="P366">&lt;link href='bootstrap.css'&gt; sin versión</text:p>
          </text:list-item>
        </text:list>
        <text:soft-page-break/>
        <text:p text:style-name="P367">Ver explicación</text:p>
        <text:p text:style-name="P368">Usa la URL oficial versionada desde un CDN (jsDelivr/UNPKG).</text:p>
        <text:p text:style-name="P369"><text:span text:style-name="T370">&lt;link href="https://cdn.jsdelivr.net/npm/bootstrap@5/dist/css/bootstrap.min.css" rel="stylesheet"&gt;</text:span></text:p>
        <text:p text:style-name="P371">40. ¿Cuántas columnas tiene el grid de Bootstrap?</text:p>
        <text:list text:style-name="LFO40" text:continue-numbering="true">
          <text:list-item>
            <text:p text:style-name="P372">12</text:p>
          </text:list-item>
          <text:list-item>
            <text:p text:style-name="P373">8</text:p>
          </text:list-item>
          <text:list-item>
            <text:p text:style-name="P374">16</text:p>
          </text:list-item>
        </text:list>
        <text:p text:style-name="P375">Ver explicación</text:p>
        <text:p text:style-name="P376">El sistema de rejilla es de 12 columnas.</text:p>
        <text:p text:style-name="P377"><text:span text:style-name="T378">&lt;div class="row"&gt;</text:span></text:p>
        <text:p text:style-name="P379"><text:span text:style-name="T380"><text:s text:c="2"/></text:span><text:span text:style-name="T381">&lt;div class="col-4"&gt;A&lt;/div&gt;&lt;div class="col-8"&gt;B&lt;/div&gt;</text:span></text:p>
        <text:p text:style-name="P382"><text:span text:style-name="T383">&lt;/div&gt;</text:span></text:p>
        <text:p text:style-name="P384">41. ¿Qué clase crea un contenedor centrado con padding horizontal?</text:p>
        <text:list text:style-name="LFO41" text:continue-numbering="true">
          <text:list-item>
            <text:p text:style-name="P385">.container</text:p>
          </text:list-item>
          <text:list-item>
            <text:p text:style-name="P386">.row</text:p>
          </text:list-item>
          <text:list-item>
            <text:p text:style-name="P387">.col</text:p>
          </text:list-item>
        </text:list>
        <text:p text:style-name="P388">Ver explicación</text:p>
        <text:p text:style-name="P389">container es el envoltorio base. row agrupa columnas; col define columnas.</text:p>
        <text:p text:style-name="P390"><text:span text:style-name="T391">&lt;div class="container"&gt;...&lt;/div&gt;</text:span></text:p>
        <text:p text:style-name="P392">42. ¿Qué clase hace un botón primario?</text:p>
        <text:list text:style-name="LFO42" text:continue-numbering="true">
          <text:list-item>
            <text:p text:style-name="P393">btn btn-primary</text:p>
          </text:list-item>
          <text:list-item>
            <text:p text:style-name="P394">button-primary</text:p>
          </text:list-item>
          <text:list-item>
            <text:p text:style-name="P395">btn primary</text:p>
          </text:list-item>
        </text:list>
        <text:p text:style-name="P396">Ver explicación</text:p>
        <text:p text:style-name="P397">Siempre 'btn' + variante de color.</text:p>
        <text:p text:style-name="P398"><text:span text:style-name="T399">&lt;button class="btn btn-primary"&gt;Aceptar&lt;/button&gt;</text:span></text:p>
        <text:p text:style-name="P400">43. ¿Qué selector aplica a todos los párrafos?</text:p>
        <text:list text:style-name="LFO43" text:continue-numbering="true">
          <text:list-item>
            <text:p text:style-name="P401">p</text:p>
          </text:list-item>
          <text:list-item>
            <text:p text:style-name="P402">*</text:p>
          </text:list-item>
          <text:list-item>
            <text:p text:style-name="P403">#p</text:p>
          </text:list-item>
        </text:list>
        <text:p text:style-name="P404">Ver explicación</text:p>
        <text:p text:style-name="P405">El selector de tipo usa el nombre de la etiqueta.</text:p>
        <text:p text:style-name="P406"><text:span text:style-name="T407">p{ line-height:1.6 }</text:span></text:p>
        <text:p text:style-name="P408">44. ¿Qué selector selecciona por id='hero'?</text:p>
        <text:list text:style-name="LFO44" text:continue-numbering="true">
          <text:list-item>
            <text:p text:style-name="P409">#hero</text:p>
          </text:list-item>
          <text:list-item>
            <text:p text:style-name="P410">.hero</text:p>
          </text:list-item>
          <text:list-item>
            <text:p text:style-name="P411">hero</text:p>
          </text:list-item>
        </text:list>
        <text:p text:style-name="P412">Ver explicación</text:p>
        <text:soft-page-break/>
        <text:p text:style-name="P413">El símbolo # selecciona por id (único por documento).</text:p>
        <text:p text:style-name="P414"><text:span text:style-name="T415">#hero{ background:#f0f0f0 }</text:span></text:p>
        <text:p text:style-name="P416">45. ¿Qué selector selecciona por clase='card'?</text:p>
        <text:list text:style-name="LFO45" text:continue-numbering="true">
          <text:list-item>
            <text:p text:style-name="P417">.card</text:p>
          </text:list-item>
          <text:list-item>
            <text:p text:style-name="P418">#card</text:p>
          </text:list-item>
          <text:list-item>
            <text:p text:style-name="P419">card[]</text:p>
          </text:list-item>
        </text:list>
        <text:p text:style-name="P420">Ver explicación</text:p>
        <text:p text:style-name="P421">El punto selecciona por clase; puede haber múltiples elementos con esa clase.</text:p>
        <text:p text:style-name="P422"><text:span text:style-name="T423">.card{ border-radius:8px }</text:span></text:p>
        <text:p text:style-name="P424">46. ¿Qué pseudo-clase aplica al pasar el ratón?</text:p>
        <text:list text:style-name="LFO46" text:continue-numbering="true">
          <text:list-item>
            <text:p text:style-name="P425">:hover</text:p>
          </text:list-item>
          <text:list-item>
            <text:p text:style-name="P426">:active</text:p>
          </text:list-item>
          <text:list-item>
            <text:p text:style-name="P427">:focus-within</text:p>
          </text:list-item>
        </text:list>
        <text:p text:style-name="P428">Ver explicación</text:p>
        <text:p text:style-name="P429">hover se activa al colocar el cursor sobre el elemento.</text:p>
        <text:p text:style-name="P430"><text:span text:style-name="T431">a:hover{ text-decoration:underline }</text:span></text:p>
        <text:p text:style-name="P432">47. ¿Cómo defines 2 columnas iguales con grid-template?</text:p>
        <text:list text:style-name="LFO47" text:continue-numbering="true">
          <text:list-item>
            <text:p text:style-name="P433">grid-template-columns: repeat(2, 1fr);</text:p>
          </text:list-item>
          <text:list-item>
            <text:p text:style-name="P434">grid-template: 2 / 1fr;</text:p>
          </text:list-item>
          <text:list-item>
            <text:p text:style-name="P435">columns: 2fr</text:p>
          </text:list-item>
        </text:list>
        <text:p text:style-name="P436">Ver explicación</text:p>
        <text:p text:style-name="P437">repeat(2,1fr) crea dos columnas fraccionadas del mismo tamaño.</text:p>
        <text:p text:style-name="P438"><text:span text:style-name="T439">.g{ display:grid; grid-template-columns: repeat(2,1fr); gap:1rem }</text:span></text:p>
        <text:p text:style-name="P440">48. En grid-template-areas, ¿cómo nombras el área principal 'main' a lo ancho?</text:p>
        <text:list text:style-name="LFO48" text:continue-numbering="true">
          <text:list-item>
            <text:p text:style-name="P441">"main main"</text:p>
          </text:list-item>
          <text:list-item>
            <text:p text:style-name="P442">"main" "main"</text:p>
          </text:list-item>
          <text:list-item>
            <text:p text:style-name="P443">"main-main"</text:p>
          </text:list-item>
        </text:list>
        <text:p text:style-name="P444">Ver explicación</text:p>
        <text:p text:style-name="P445">Cada línea entre comillas representa una fila; repetir el nombre extiende el área en columnas.</text:p>
        <text:p text:style-name="P446"><text:span text:style-name="T447">grid-template-areas:</text:span></text:p>
        <text:p text:style-name="P448"><text:span text:style-name="T449"><text:s text:c="2"/></text:span><text:span text:style-name="T450">"main main"</text:span></text:p>
        <text:p text:style-name="P451"><text:span text:style-name="T452"><text:s text:c="2"/></text:span><text:span text:style-name="T453">"main main";</text:span></text:p>
      </text:section>
      <text:section text:name="Sect2" text:style-name="S2">
        <text:p text:style-name="P454">CorregirReiniciar</text:p>
      </text:section>
      <text:section text:name="Sect3" text:style-name="S3">
        <text:p text:style-name="P455">Resultado: 48/48 correctas · 0 sin responder</text:p>
      </text:section>
      <text:section text:name="Sect4" text:style-name="S4">
        <text:p text:style-name="P456"><text:span text:style-name="T457">Hecho con HTML, CSS y un poco de JavaScript<text:s/></text:span><text:span text:style-name="T458">✨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ui-monospace, SFMono-Regular, M" svg:font-family="ui-monospace, SFMono-Regular, M" style:font-family-generic="system"/>
    <style:font-face style:name="system-ui, apple-system, 'Segoe" svg:font-family="system-ui, apple-system, 'Segoe" style:font-family-generic="system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Manuel Mudarra Pozo</dc:creator>
    <meta:creation-date>2025-09-24T09:27:00Z</meta:creation-date>
    <dc:date>2025-09-24T14:19:00Z</dc:date>
    <meta:template xlink:href="Normal.dotm" xlink:type="simple"/>
    <meta:editing-cycles>4</meta:editing-cycles>
    <meta:editing-duration>PT1020S</meta:editing-duration>
    <meta:document-statistic meta:page-count="10" meta:paragraph-count="23" meta:word-count="1808" meta:character-count="11735" meta:row-count="82" meta:non-whitespace-character-count="9950"/>
  </office:meta>
</office:document-meta>
</file>